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69D600003BBE994E52B9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41cm"/>
    </style:style>
    <style:style style:name="co3" style:family="table-column">
      <style:table-column-properties fo:break-before="auto" style:column-width="4.05cm"/>
    </style:style>
    <style:style style:name="co4" style:family="table-column">
      <style:table-column-properties fo:break-before="auto" style:column-width="6.826cm"/>
    </style:style>
    <style:style style:name="co5" style:family="table-column">
      <style:table-column-properties fo:break-before="auto" style:column-width="1.332cm"/>
    </style:style>
    <style:style style:name="co6" style:family="table-column">
      <style:table-column-properties fo:break-before="auto" style:column-width="0.776cm"/>
    </style:style>
    <style:style style:name="co7" style:family="table-column">
      <style:table-column-properties fo:break-before="auto" style:column-width="6.216cm"/>
    </style:style>
    <style:style style:name="co8" style:family="table-column">
      <style:table-column-properties fo:break-before="auto" style:column-width="1.08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0"/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fo:background-color="#cc66ff"/>
    </style:style>
    <style:style style:name="ce5" style:family="table-cell" style:parent-style-name="Default">
      <style:table-cell-properties fo:background-color="#ff99ff"/>
    </style:style>
    <style:style style:name="ce6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color="#0000ff"/>
    </style:style>
    <style:style style:name="T2" style:family="text">
      <style:text-properties fo:color="#ff0000"/>
    </style:style>
  </office:automatic-styles>
  <office:body>
    <office:spreadsheet>
      <table:table table:name="EnergyCost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LevelDiff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Difficultmodifiers based on Level-Difference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Effect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LevelDelta</text:p>
          </table:table-cell>
          <table:table-cell office:value-type="string">
            <text:p>1/100*100^((100+2*<text:span text:style-name="T1">C6</text:span>)/100)</text:p>
          </table:table-cell>
          <table:table-cell office:value-type="string">
            <text:p>1/100*100^((25+<text:span text:style-name="T1">C6</text:span>)/25)</text:p>
          </table:table-cell>
          <table:table-cell office:value-type="string">
            <text:p>1/100*100^((18+<text:span text:style-name="T1">C6</text:span>)/18)</text:p>
          </table:table-cell>
          <table:table-cell/>
        </table:table-row>
        <table:table-row table:style-name="ro1">
          <table:table-cell table:number-columns-repeated="2"/>
          <table:table-cell office:value-type="float" office:value="-4">
            <text:p>-4</text:p>
          </table:table-cell>
          <table:table-cell table:style-name="ce1" table:formula="of:=1/100*100^((100+2*[.C6])/100)" office:value-type="float" office:value="0.691830970918937">
            <text:p>0,69</text:p>
          </table:table-cell>
          <table:table-cell table:style-name="ce1" table:formula="of:=1/100*100^((25+[.C6])/25)" office:value-type="float" office:value="0.478630092322638">
            <text:p>0,48</text:p>
          </table:table-cell>
          <table:table-cell table:style-name="ce1" table:formula="of:=1/100*100^((18+[.C6])/18)" office:value-type="float" office:value="0.359381366380463">
            <text:p>0,36</text:p>
          </table:table-cell>
          <table:table-cell/>
        </table:table-row>
        <table:table-row table:style-name="ro1">
          <table:table-cell table:number-columns-repeated="2"/>
          <table:table-cell office:value-type="float" office:value="-3">
            <text:p>-3</text:p>
          </table:table-cell>
          <table:table-cell table:style-name="ce1" table:formula="of:=1/100*100^((100+2*[.C7])/100)" office:value-type="float" office:value="0.758577575029184">
            <text:p>0,76</text:p>
          </table:table-cell>
          <table:table-cell table:style-name="ce1" table:formula="of:=1/100*100^((25+[.C7])/25)" office:value-type="float" office:value="0.575439937337157">
            <text:p>0,58</text:p>
          </table:table-cell>
          <table:table-cell table:style-name="ce1" table:formula="of:=1/100*100^((18+[.C7])/18)" office:value-type="float" office:value="0.464158883361278">
            <text:p>0,46</text:p>
          </table:table-cell>
          <table:table-cell/>
        </table:table-row>
        <table:table-row table:style-name="ro1">
          <table:table-cell table:number-columns-repeated="2"/>
          <table:table-cell office:value-type="float" office:value="-2">
            <text:p>-2</text:p>
          </table:table-cell>
          <table:table-cell table:style-name="ce1" table:formula="of:=1/100*100^((100+2*[.C8])/100)" office:value-type="float" office:value="0.831763771102671">
            <text:p>0,83</text:p>
          </table:table-cell>
          <table:table-cell table:style-name="ce1" table:formula="of:=1/100*100^((25+[.C8])/25)" office:value-type="float" office:value="0.691830970918937">
            <text:p>0,69</text:p>
          </table:table-cell>
          <table:table-cell table:style-name="ce1" table:formula="of:=1/100*100^((18+[.C8])/18)" office:value-type="float" office:value="0.599484250318941">
            <text:p>0,6</text:p>
          </table:table-cell>
          <table:table-cell/>
        </table:table-row>
        <table:table-row table:style-name="ro1">
          <table:table-cell table:number-columns-repeated="2"/>
          <table:table-cell office:value-type="float" office:value="-1">
            <text:p>-1</text:p>
          </table:table-cell>
          <table:table-cell table:style-name="ce1" table:formula="of:=1/100*100^((100+2*[.C9])/100)" office:value-type="float" office:value="0.91201083935591">
            <text:p>0,91</text:p>
          </table:table-cell>
          <table:table-cell table:style-name="ce1" table:formula="of:=1/100*100^((25+[.C9])/25)" office:value-type="float" office:value="0.831763771102671">
            <text:p>0,83</text:p>
          </table:table-cell>
          <table:table-cell table:style-name="ce1" table:formula="of:=1/100*100^((18+[.C9])/18)" office:value-type="float" office:value="0.774263682681127">
            <text:p>0,77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style-name="ce1" table:formula="of:=1/100*100^((100+2*[.C10])/100)" office:value-type="float" office:value="1">
            <text:p>1</text:p>
          </table:table-cell>
          <table:table-cell table:style-name="ce1" table:formula="of:=1/100*100^((25+[.C10])/25)" office:value-type="float" office:value="1">
            <text:p>1</text:p>
          </table:table-cell>
          <table:table-cell table:style-name="ce1" table:formula="of:=1/100*100^((18+[.C10])/18)" office:value-type="float" office:value="1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style-name="ce1" table:formula="of:=1/100*100^((100+2*[.C11])/100)" office:value-type="float" office:value="1.09647819614319">
            <text:p>1,1</text:p>
          </table:table-cell>
          <table:table-cell table:style-name="ce1" table:formula="of:=1/100*100^((25+[.C11])/25)" office:value-type="float" office:value="1.20226443461741">
            <text:p>1,2</text:p>
          </table:table-cell>
          <table:table-cell table:style-name="ce1" table:formula="of:=1/100*100^((18+[.C11])/18)" office:value-type="float" office:value="1.29154966501488">
            <text:p>1,2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style-name="ce1" table:formula="of:=1/100*100^((100+2*[.C12])/100)" office:value-type="float" office:value="1.20226443461741">
            <text:p>1,2</text:p>
          </table:table-cell>
          <table:table-cell table:style-name="ce1" table:formula="of:=1/100*100^((25+[.C12])/25)" office:value-type="float" office:value="1.44543977074593">
            <text:p>1,45</text:p>
          </table:table-cell>
          <table:table-cell table:style-name="ce1" table:formula="of:=1/100*100^((18+[.C12])/18)" office:value-type="float" office:value="1.66810053720006">
            <text:p>1,67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style-name="ce1" table:formula="of:=1/100*100^((100+2*[.C13])/100)" office:value-type="float" office:value="1.31825673855641">
            <text:p>1,32</text:p>
          </table:table-cell>
          <table:table-cell table:style-name="ce1" table:formula="of:=1/100*100^((25+[.C13])/25)" office:value-type="float" office:value="1.73780082874938">
            <text:p>1,74</text:p>
          </table:table-cell>
          <table:table-cell table:style-name="ce1" table:formula="of:=1/100*100^((18+[.C13])/18)" office:value-type="float" office:value="2.15443469003188">
            <text:p>2,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style-name="ce1" table:formula="of:=1/100*100^((100+2*[.C14])/100)" office:value-type="float" office:value="1.44543977074593">
            <text:p>1,45</text:p>
          </table:table-cell>
          <table:table-cell table:style-name="ce1" table:formula="of:=1/100*100^((25+[.C14])/25)" office:value-type="float" office:value="2.08929613085404">
            <text:p>2,09</text:p>
          </table:table-cell>
          <table:table-cell table:style-name="ce1" table:formula="of:=1/100*100^((18+[.C14])/18)" office:value-type="float" office:value="2.78255940220713">
            <text:p>2,78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BaseStats to Health,...</text:p>
          </table:table-cell>
          <table:table-cell/>
          <table:table-cell office:value-type="string">
            <text:p>Points per Level:4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Basevalue</text:p>
          </table:table-cell>
          <table:table-cell office:value-type="string">
            <text:p>health</text:p>
          </table:table-cell>
          <table:table-cell office:value-type="string">
            <text:p>energy</text:p>
          </table:table-cell>
          <table:table-cell office:value-type="string">
            <text:p>will</text:p>
          </table:table-cell>
        </table:table-row>
        <table:table-row table:style-name="ro1">
          <table:table-cell table:number-columns-repeated="2"/>
          <table:table-cell office:value-type="string">
            <text:p>Strength</text:p>
          </table:table-cell>
          <table:table-cell office:value-type="float" office:value="10">
            <text:p>10</text:p>
          </table:table-cell>
          <table:table-cell office:value-type="float" office:value="1.5">
            <text:p>1,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Perception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1.5">
            <text:p>1,5</text:p>
          </table:table-cell>
        </table:table-row>
        <table:table-row table:style-name="ro1">
          <table:table-cell table:number-columns-repeated="2"/>
          <table:table-cell office:value-type="string">
            <text:p>Endurance</text:p>
          </table:table-cell>
          <table:table-cell office:value-type="float" office:value="10">
            <text:p>10</text:p>
          </table:table-cell>
          <table:table-cell office:value-type="float" office:value="1.5">
            <text:p>1,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harisma</text:p>
          </table:table-cell>
          <table:table-cell office:value-type="float" office:value="10">
            <text:p>10</text:p>
          </table:table-cell>
          <table:table-cell/>
          <table:table-cell office:value-type="float" office:value="1.5">
            <text:p>1,5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Intelligence</text:p>
          </table:table-cell>
          <table:table-cell office:value-type="float" office:value="10">
            <text:p>10</text:p>
          </table:table-cell>
          <table:table-cell table:number-columns-repeated="2"/>
          <table:table-cell table:style-name="ce2" office:value-type="float" office:value="1.5">
            <text:p>1,5</text:p>
          </table:table-cell>
        </table:table-row>
        <table:table-row table:style-name="ro1">
          <table:table-cell table:number-columns-repeated="2"/>
          <table:table-cell office:value-type="string">
            <text:p>Agility</text:p>
          </table:table-cell>
          <table:table-cell office:value-type="float" office:value="10">
            <text:p>10</text:p>
          </table:table-cell>
          <table:table-cell/>
          <table:table-cell office:value-type="float" office:value="1.5">
            <text:p>1,5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Luck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Item use efficiency is based on your attributes:</text:p>
          </table:table-cell>
          <table:table-cell table:number-columns-repeated="4"/>
        </table:table-row>
      </table:table>
      <table:table table:name="DiceRolls" table:style-name="ta1" table:print="false">
        <office:forms form:automatic-focus="false" form:apply-design-mode="false"/>
        <table:table-column table:style-name="co1" table:number-columns-repeated="8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number-columns-repeated="9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office:value-type="string">
            <text:p>Dice#1</text:p>
          </table:table-cell>
          <table:table-cell office:value-type="string">
            <text:p>Dice#2</text:p>
          </table:table-cell>
          <table:table-cell office:value-type="string">
            <text:p>Dice#3</text:p>
          </table:table-cell>
          <table:table-cell table:number-columns-repeated="18"/>
        </table:table-row>
        <table:table-row table:style-name="ro2">
          <table:table-cell/>
          <table:table-cell office:value-type="float" office:value="1">
            <text:p>1</text:p>
          </table:table-cell>
          <table:table-cell table:formula="of:=IF(MOD([.B4];6)=0;6;MOD([.B4];6) )" office:value-type="float" office:value="1">
            <text:p>1</text:p>
          </table:table-cell>
          <table:table-cell table:formula="of:=MOD(([.B4]-[.C4])/6+1;6)" office:value-type="float" office:value="1">
            <text:p>1</text:p>
          </table:table-cell>
          <table:table-cell table:number-columns-repeated="2"/>
          <table:table-cell office:value-type="string">
            <text:p>WENN(D4=0;6;D<text:span text:style-name="T2">4</text:span>)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IF(MOD([.B5];6)=0;6;MOD([.B5];6) )" office:value-type="float" office:value="2">
            <text:p>2</text:p>
          </table:table-cell>
          <table:table-cell table:formula="of:=MOD(([.B5]-[.C5])/6+1;6)" office:value-type="float" office:value="1">
            <text:p>1</text:p>
          </table:table-cell>
          <table:table-cell table:number-columns-repeated="4"/>
          <table:table-cell office:value-type="string">
            <text:p>2d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style-name="ce1" office:value-type="string">
            <text:p>3: 0.004629629629629629</text:p>
          </table:table-cell>
          <table:table-cell>
            <draw:frame table:end-cell-address="DiceRolls.AG38" table:end-x="2.254cm" table:end-y="0.389cm" draw:z-index="0" draw:name="Grafik 1" draw:style-name="gr1" draw:text-style-name="P1" svg:width="27.093cm" svg:height="15.293cm" svg:x="0cm" svg:y="0cm">
              <draw:image xlink:href="Pictures/20000007000069D600003BBE994E52B9.svm" xlink:type="simple" xlink:show="embed" xlink:actuate="onLoad">
                <text:p/>
              </draw:image>
            </draw:frame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IF(MOD([.B6];6)=0;6;MOD([.B6];6) )" office:value-type="float" office:value="3">
            <text:p>3</text:p>
          </table:table-cell>
          <table:table-cell table:formula="of:=MOD(([.B6]-[.C6])/6+1;6)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style-name="ce4" table:formula="of:=[.$I6]+[.J$5]" office:value-type="float" office:value="2">
            <text:p>2</text:p>
          </table:table-cell>
          <table:table-cell table:style-name="ce4" table:formula="of:=[.$I6]+[.K$5]" office:value-type="float" office:value="3">
            <text:p>3</text:p>
          </table:table-cell>
          <table:table-cell table:style-name="ce4" table:formula="of:=[.$I6]+[.L$5]" office:value-type="float" office:value="4">
            <text:p>4</text:p>
          </table:table-cell>
          <table:table-cell table:style-name="ce4" table:formula="of:=[.$I6]+[.M$5]" office:value-type="float" office:value="5">
            <text:p>5</text:p>
          </table:table-cell>
          <table:table-cell table:style-name="ce4" table:formula="of:=[.$I6]+[.N$5]" office:value-type="float" office:value="6">
            <text:p>6</text:p>
          </table:table-cell>
          <table:table-cell table:style-name="ce5" table:formula="of:=[.$I6]+[.O$5]" office:value-type="float" office:value="7">
            <text:p>7</text:p>
          </table:table-cell>
          <table:table-cell table:formula="of:=[.$I6]+[.P$5]" office:value-type="float" office:value="8">
            <text:p>8</text:p>
          </table:table-cell>
          <table:table-cell table:formula="of:=[.$I6]+[.Q$5]" office:value-type="float" office:value="9">
            <text:p>9</text:p>
          </table:table-cell>
          <table:table-cell table:formula="of:=[.$I6]+[.R$5]" office:value-type="float" office:value="10">
            <text:p>10</text:p>
          </table:table-cell>
          <table:table-cell table:formula="of:=[.$I6]+[.S$5]" office:value-type="float" office:value="11">
            <text:p>11</text:p>
          </table:table-cell>
          <table:table-cell/>
          <table:table-cell table:style-name="ce1" office:value-type="string">
            <text:p>4: 0.013888888888888888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IF(MOD([.B7];6)=0;6;MOD([.B7];6) )" office:value-type="float" office:value="4">
            <text:p>4</text:p>
          </table:table-cell>
          <table:table-cell table:formula="of:=MOD(([.B7]-[.C7])/6+1;6)" office:value-type="float" office:value="1">
            <text:p>1</text:p>
          </table:table-cell>
          <table:table-cell table:number-columns-repeated="4"/>
          <table:table-cell office:value-type="float" office:value="2">
            <text:p>2</text:p>
          </table:table-cell>
          <table:table-cell table:style-name="ce4" table:formula="of:=[.$I7]+[.J$5]" office:value-type="float" office:value="3">
            <text:p>3</text:p>
          </table:table-cell>
          <table:table-cell table:style-name="ce4" table:formula="of:=[.$I7]+[.K$5]" office:value-type="float" office:value="4">
            <text:p>4</text:p>
          </table:table-cell>
          <table:table-cell table:style-name="ce4" table:formula="of:=[.$I7]+[.L$5]" office:value-type="float" office:value="5">
            <text:p>5</text:p>
          </table:table-cell>
          <table:table-cell table:style-name="ce4" table:formula="of:=[.$I7]+[.M$5]" office:value-type="float" office:value="6">
            <text:p>6</text:p>
          </table:table-cell>
          <table:table-cell table:style-name="ce5" table:formula="of:=[.$I7]+[.N$5]" office:value-type="float" office:value="7">
            <text:p>7</text:p>
          </table:table-cell>
          <table:table-cell table:style-name="ce4" table:formula="of:=[.$I7]+[.O$5]" office:value-type="float" office:value="8">
            <text:p>8</text:p>
          </table:table-cell>
          <table:table-cell table:formula="of:=[.$I7]+[.P$5]" office:value-type="float" office:value="9">
            <text:p>9</text:p>
          </table:table-cell>
          <table:table-cell table:formula="of:=[.$I7]+[.Q$5]" office:value-type="float" office:value="10">
            <text:p>10</text:p>
          </table:table-cell>
          <table:table-cell table:formula="of:=[.$I7]+[.R$5]" office:value-type="float" office:value="11">
            <text:p>11</text:p>
          </table:table-cell>
          <table:table-cell table:formula="of:=[.$I7]+[.S$5]" office:value-type="float" office:value="12">
            <text:p>12</text:p>
          </table:table-cell>
          <table:table-cell/>
          <table:table-cell table:style-name="ce1" office:value-type="string">
            <text:p>5: 0.027777777777777776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IF(MOD([.B8];6)=0;6;MOD([.B8];6) )" office:value-type="float" office:value="5">
            <text:p>5</text:p>
          </table:table-cell>
          <table:table-cell table:formula="of:=MOD(([.B8]-[.C8])/6+1;6)"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style-name="ce4" table:formula="of:=[.$I8]+[.J$5]" office:value-type="float" office:value="4">
            <text:p>4</text:p>
          </table:table-cell>
          <table:table-cell table:style-name="ce4" table:formula="of:=[.$I8]+[.K$5]" office:value-type="float" office:value="5">
            <text:p>5</text:p>
          </table:table-cell>
          <table:table-cell table:style-name="ce4" table:formula="of:=[.$I8]+[.L$5]" office:value-type="float" office:value="6">
            <text:p>6</text:p>
          </table:table-cell>
          <table:table-cell table:style-name="ce5" table:formula="of:=[.$I8]+[.M$5]" office:value-type="float" office:value="7">
            <text:p>7</text:p>
          </table:table-cell>
          <table:table-cell table:style-name="ce4" table:formula="of:=[.$I8]+[.N$5]" office:value-type="float" office:value="8">
            <text:p>8</text:p>
          </table:table-cell>
          <table:table-cell table:style-name="ce4" table:formula="of:=[.$I8]+[.O$5]" office:value-type="float" office:value="9">
            <text:p>9</text:p>
          </table:table-cell>
          <table:table-cell table:formula="of:=[.$I8]+[.P$5]" office:value-type="float" office:value="10">
            <text:p>10</text:p>
          </table:table-cell>
          <table:table-cell table:formula="of:=[.$I8]+[.Q$5]" office:value-type="float" office:value="11">
            <text:p>11</text:p>
          </table:table-cell>
          <table:table-cell table:formula="of:=[.$I8]+[.R$5]" office:value-type="float" office:value="12">
            <text:p>12</text:p>
          </table:table-cell>
          <table:table-cell table:formula="of:=[.$I8]+[.S$5]" office:value-type="float" office:value="13">
            <text:p>13</text:p>
          </table:table-cell>
          <table:table-cell/>
          <table:table-cell table:style-name="ce1" office:value-type="string">
            <text:p>6: 0.046296296296296294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IF(MOD([.B9];6)=0;6;MOD([.B9];6) )" office:value-type="float" office:value="6">
            <text:p>6</text:p>
          </table:table-cell>
          <table:table-cell table:formula="of:=MOD(([.B9]-[.C9])/6+1;6)" office:value-type="float" office:value="1">
            <text:p>1</text:p>
          </table:table-cell>
          <table:table-cell table:number-columns-repeated="4"/>
          <table:table-cell office:value-type="float" office:value="4">
            <text:p>4</text:p>
          </table:table-cell>
          <table:table-cell table:style-name="ce4" table:formula="of:=[.$I9]+[.J$5]" office:value-type="float" office:value="5">
            <text:p>5</text:p>
          </table:table-cell>
          <table:table-cell table:style-name="ce4" table:formula="of:=[.$I9]+[.K$5]" office:value-type="float" office:value="6">
            <text:p>6</text:p>
          </table:table-cell>
          <table:table-cell table:style-name="ce5" table:formula="of:=[.$I9]+[.L$5]" office:value-type="float" office:value="7">
            <text:p>7</text:p>
          </table:table-cell>
          <table:table-cell table:style-name="ce4" table:formula="of:=[.$I9]+[.M$5]" office:value-type="float" office:value="8">
            <text:p>8</text:p>
          </table:table-cell>
          <table:table-cell table:style-name="ce4" table:formula="of:=[.$I9]+[.N$5]" office:value-type="float" office:value="9">
            <text:p>9</text:p>
          </table:table-cell>
          <table:table-cell table:style-name="ce4" table:formula="of:=[.$I9]+[.O$5]" office:value-type="float" office:value="10">
            <text:p>10</text:p>
          </table:table-cell>
          <table:table-cell table:formula="of:=[.$I9]+[.P$5]" office:value-type="float" office:value="11">
            <text:p>11</text:p>
          </table:table-cell>
          <table:table-cell table:formula="of:=[.$I9]+[.Q$5]" office:value-type="float" office:value="12">
            <text:p>12</text:p>
          </table:table-cell>
          <table:table-cell table:formula="of:=[.$I9]+[.R$5]" office:value-type="float" office:value="13">
            <text:p>13</text:p>
          </table:table-cell>
          <table:table-cell table:formula="of:=[.$I9]+[.S$5]" office:value-type="float" office:value="14">
            <text:p>14</text:p>
          </table:table-cell>
          <table:table-cell/>
          <table:table-cell table:style-name="ce1" office:value-type="string">
            <text:p>7: 0.06944444444444445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IF(MOD([.B10];6)=0;6;MOD([.B10];6) )" office:value-type="float" office:value="1">
            <text:p>1</text:p>
          </table:table-cell>
          <table:table-cell table:formula="of:=MOD(([.B10]-[.C10])/6+1;6)" office:value-type="float" office:value="2">
            <text:p>2</text:p>
          </table:table-cell>
          <table:table-cell table:number-columns-repeated="4"/>
          <table:table-cell office:value-type="float" office:value="5">
            <text:p>5</text:p>
          </table:table-cell>
          <table:table-cell table:style-name="ce4" table:formula="of:=[.$I10]+[.J$5]" office:value-type="float" office:value="6">
            <text:p>6</text:p>
          </table:table-cell>
          <table:table-cell table:style-name="ce5" table:formula="of:=[.$I10]+[.K$5]" office:value-type="float" office:value="7">
            <text:p>7</text:p>
          </table:table-cell>
          <table:table-cell table:style-name="ce4" table:formula="of:=[.$I10]+[.L$5]" office:value-type="float" office:value="8">
            <text:p>8</text:p>
          </table:table-cell>
          <table:table-cell table:style-name="ce4" table:formula="of:=[.$I10]+[.M$5]" office:value-type="float" office:value="9">
            <text:p>9</text:p>
          </table:table-cell>
          <table:table-cell table:style-name="ce4" table:formula="of:=[.$I10]+[.N$5]" office:value-type="float" office:value="10">
            <text:p>10</text:p>
          </table:table-cell>
          <table:table-cell table:style-name="ce4" table:formula="of:=[.$I10]+[.O$5]" office:value-type="float" office:value="11">
            <text:p>11</text:p>
          </table:table-cell>
          <table:table-cell table:formula="of:=[.$I10]+[.P$5]" office:value-type="float" office:value="12">
            <text:p>12</text:p>
          </table:table-cell>
          <table:table-cell table:formula="of:=[.$I10]+[.Q$5]" office:value-type="float" office:value="13">
            <text:p>13</text:p>
          </table:table-cell>
          <table:table-cell table:formula="of:=[.$I10]+[.R$5]" office:value-type="float" office:value="14">
            <text:p>14</text:p>
          </table:table-cell>
          <table:table-cell table:formula="of:=[.$I10]+[.S$5]" office:value-type="float" office:value="15">
            <text:p>15</text:p>
          </table:table-cell>
          <table:table-cell/>
          <table:table-cell table:style-name="ce1" office:value-type="string">
            <text:p>8: 0.09722222222222221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IF(MOD([.B11];6)=0;6;MOD([.B11];6) )" office:value-type="float" office:value="2">
            <text:p>2</text:p>
          </table:table-cell>
          <table:table-cell table:formula="of:=MOD(([.B11]-[.C11])/6+1;6)" office:value-type="float" office:value="2">
            <text:p>2</text:p>
          </table:table-cell>
          <table:table-cell table:number-columns-repeated="4"/>
          <table:table-cell office:value-type="float" office:value="6">
            <text:p>6</text:p>
          </table:table-cell>
          <table:table-cell table:style-name="ce5" table:formula="of:=[.$I11]+[.J$5]" office:value-type="float" office:value="7">
            <text:p>7</text:p>
          </table:table-cell>
          <table:table-cell table:style-name="ce4" table:formula="of:=[.$I11]+[.K$5]" office:value-type="float" office:value="8">
            <text:p>8</text:p>
          </table:table-cell>
          <table:table-cell table:style-name="ce4" table:formula="of:=[.$I11]+[.L$5]" office:value-type="float" office:value="9">
            <text:p>9</text:p>
          </table:table-cell>
          <table:table-cell table:style-name="ce4" table:formula="of:=[.$I11]+[.M$5]" office:value-type="float" office:value="10">
            <text:p>10</text:p>
          </table:table-cell>
          <table:table-cell table:style-name="ce4" table:formula="of:=[.$I11]+[.N$5]" office:value-type="float" office:value="11">
            <text:p>11</text:p>
          </table:table-cell>
          <table:table-cell table:style-name="ce4" table:formula="of:=[.$I11]+[.O$5]" office:value-type="float" office:value="12">
            <text:p>12</text:p>
          </table:table-cell>
          <table:table-cell table:formula="of:=[.$I11]+[.P$5]" office:value-type="float" office:value="13">
            <text:p>13</text:p>
          </table:table-cell>
          <table:table-cell table:formula="of:=[.$I11]+[.Q$5]" office:value-type="float" office:value="14">
            <text:p>14</text:p>
          </table:table-cell>
          <table:table-cell table:formula="of:=[.$I11]+[.R$5]" office:value-type="float" office:value="15">
            <text:p>15</text:p>
          </table:table-cell>
          <table:table-cell table:formula="of:=[.$I11]+[.S$5]" office:value-type="float" office:value="16">
            <text:p>16</text:p>
          </table:table-cell>
          <table:table-cell/>
          <table:table-cell table:style-name="ce1" office:value-type="string">
            <text:p>9: 0.11574074074074073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IF(MOD([.B12];6)=0;6;MOD([.B12];6) )" office:value-type="float" office:value="3">
            <text:p>3</text:p>
          </table:table-cell>
          <table:table-cell table:formula="of:=MOD(([.B12]-[.C12])/6+1;6)" office:value-type="float" office:value="2">
            <text:p>2</text:p>
          </table:table-cell>
          <table:table-cell table:number-columns-repeated="4"/>
          <table:table-cell office:value-type="float" office:value="7">
            <text:p>7</text:p>
          </table:table-cell>
          <table:table-cell table:formula="of:=[.$I12]+[.J$5]" office:value-type="float" office:value="8">
            <text:p>8</text:p>
          </table:table-cell>
          <table:table-cell table:formula="of:=[.$I12]+[.K$5]" office:value-type="float" office:value="9">
            <text:p>9</text:p>
          </table:table-cell>
          <table:table-cell table:formula="of:=[.$I12]+[.L$5]" office:value-type="float" office:value="10">
            <text:p>10</text:p>
          </table:table-cell>
          <table:table-cell table:formula="of:=[.$I12]+[.M$5]" office:value-type="float" office:value="11">
            <text:p>11</text:p>
          </table:table-cell>
          <table:table-cell table:formula="of:=[.$I12]+[.N$5]" office:value-type="float" office:value="12">
            <text:p>12</text:p>
          </table:table-cell>
          <table:table-cell table:formula="of:=[.$I12]+[.O$5]" office:value-type="float" office:value="13">
            <text:p>13</text:p>
          </table:table-cell>
          <table:table-cell table:formula="of:=[.$I12]+[.P$5]" office:value-type="float" office:value="14">
            <text:p>14</text:p>
          </table:table-cell>
          <table:table-cell table:formula="of:=[.$I12]+[.Q$5]" office:value-type="float" office:value="15">
            <text:p>15</text:p>
          </table:table-cell>
          <table:table-cell table:formula="of:=[.$I12]+[.R$5]" office:value-type="float" office:value="16">
            <text:p>16</text:p>
          </table:table-cell>
          <table:table-cell table:formula="of:=[.$I12]+[.S$5]" office:value-type="float" office:value="17">
            <text:p>17</text:p>
          </table:table-cell>
          <table:table-cell/>
          <table:table-cell table:style-name="ce1" office:value-type="string">
            <text:p>10: 0.125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IF(MOD([.B13];6)=0;6;MOD([.B13];6) )" office:value-type="float" office:value="4">
            <text:p>4</text:p>
          </table:table-cell>
          <table:table-cell table:formula="of:=MOD(([.B13]-[.C13])/6+1;6)" office:value-type="float" office:value="2">
            <text:p>2</text:p>
          </table:table-cell>
          <table:table-cell table:number-columns-repeated="4"/>
          <table:table-cell office:value-type="float" office:value="8">
            <text:p>8</text:p>
          </table:table-cell>
          <table:table-cell table:formula="of:=[.$I13]+[.J$5]" office:value-type="float" office:value="9">
            <text:p>9</text:p>
          </table:table-cell>
          <table:table-cell table:formula="of:=[.$I13]+[.K$5]" office:value-type="float" office:value="10">
            <text:p>10</text:p>
          </table:table-cell>
          <table:table-cell table:formula="of:=[.$I13]+[.L$5]" office:value-type="float" office:value="11">
            <text:p>11</text:p>
          </table:table-cell>
          <table:table-cell table:formula="of:=[.$I13]+[.M$5]" office:value-type="float" office:value="12">
            <text:p>12</text:p>
          </table:table-cell>
          <table:table-cell table:formula="of:=[.$I13]+[.N$5]" office:value-type="float" office:value="13">
            <text:p>13</text:p>
          </table:table-cell>
          <table:table-cell table:formula="of:=[.$I13]+[.O$5]" office:value-type="float" office:value="14">
            <text:p>14</text:p>
          </table:table-cell>
          <table:table-cell table:formula="of:=[.$I13]+[.P$5]" office:value-type="float" office:value="15">
            <text:p>15</text:p>
          </table:table-cell>
          <table:table-cell table:formula="of:=[.$I13]+[.Q$5]" office:value-type="float" office:value="16">
            <text:p>16</text:p>
          </table:table-cell>
          <table:table-cell table:formula="of:=[.$I13]+[.R$5]" office:value-type="float" office:value="17">
            <text:p>17</text:p>
          </table:table-cell>
          <table:table-cell table:formula="of:=[.$I13]+[.S$5]" office:value-type="float" office:value="18">
            <text:p>18</text:p>
          </table:table-cell>
          <table:table-cell/>
          <table:table-cell table:style-name="ce1" office:value-type="string">
            <text:p>11: 0.125</text:p>
          </table:table-cell>
          <table:table-cell/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IF(MOD([.B14];6)=0;6;MOD([.B14];6) )" office:value-type="float" office:value="5">
            <text:p>5</text:p>
          </table:table-cell>
          <table:table-cell table:formula="of:=MOD(([.B14]-[.C14])/6+1;6)" office:value-type="float" office:value="2">
            <text:p>2</text:p>
          </table:table-cell>
          <table:table-cell table:number-columns-repeated="4"/>
          <table:table-cell office:value-type="float" office:value="9">
            <text:p>9</text:p>
          </table:table-cell>
          <table:table-cell table:formula="of:=[.$I14]+[.J$5]" office:value-type="float" office:value="10">
            <text:p>10</text:p>
          </table:table-cell>
          <table:table-cell table:formula="of:=[.$I14]+[.K$5]" office:value-type="float" office:value="11">
            <text:p>11</text:p>
          </table:table-cell>
          <table:table-cell table:formula="of:=[.$I14]+[.L$5]" office:value-type="float" office:value="12">
            <text:p>12</text:p>
          </table:table-cell>
          <table:table-cell table:formula="of:=[.$I14]+[.M$5]" office:value-type="float" office:value="13">
            <text:p>13</text:p>
          </table:table-cell>
          <table:table-cell table:formula="of:=[.$I14]+[.N$5]" office:value-type="float" office:value="14">
            <text:p>14</text:p>
          </table:table-cell>
          <table:table-cell table:formula="of:=[.$I14]+[.O$5]" office:value-type="float" office:value="15">
            <text:p>15</text:p>
          </table:table-cell>
          <table:table-cell table:formula="of:=[.$I14]+[.P$5]" office:value-type="float" office:value="16">
            <text:p>16</text:p>
          </table:table-cell>
          <table:table-cell table:formula="of:=[.$I14]+[.Q$5]" office:value-type="float" office:value="17">
            <text:p>17</text:p>
          </table:table-cell>
          <table:table-cell table:formula="of:=[.$I14]+[.R$5]" office:value-type="float" office:value="18">
            <text:p>18</text:p>
          </table:table-cell>
          <table:table-cell table:formula="of:=[.$I14]+[.S$5]" office:value-type="float" office:value="19">
            <text:p>19</text:p>
          </table:table-cell>
          <table:table-cell/>
          <table:table-cell table:style-name="ce1" office:value-type="string">
            <text:p>12: 0.11574074074074073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IF(MOD([.B15];6)=0;6;MOD([.B15];6) )" office:value-type="float" office:value="6">
            <text:p>6</text:p>
          </table:table-cell>
          <table:table-cell table:formula="of:=MOD(([.B15]-[.C15])/6+1;6)" office:value-type="float" office:value="2">
            <text:p>2</text:p>
          </table:table-cell>
          <table:table-cell table:number-columns-repeated="4"/>
          <table:table-cell office:value-type="float" office:value="10">
            <text:p>10</text:p>
          </table:table-cell>
          <table:table-cell table:formula="of:=[.$I15]+[.J$5]" office:value-type="float" office:value="11">
            <text:p>11</text:p>
          </table:table-cell>
          <table:table-cell table:formula="of:=[.$I15]+[.K$5]" office:value-type="float" office:value="12">
            <text:p>12</text:p>
          </table:table-cell>
          <table:table-cell table:formula="of:=[.$I15]+[.L$5]" office:value-type="float" office:value="13">
            <text:p>13</text:p>
          </table:table-cell>
          <table:table-cell table:formula="of:=[.$I15]+[.M$5]" office:value-type="float" office:value="14">
            <text:p>14</text:p>
          </table:table-cell>
          <table:table-cell table:formula="of:=[.$I15]+[.N$5]" office:value-type="float" office:value="15">
            <text:p>15</text:p>
          </table:table-cell>
          <table:table-cell table:formula="of:=[.$I15]+[.O$5]" office:value-type="float" office:value="16">
            <text:p>16</text:p>
          </table:table-cell>
          <table:table-cell table:formula="of:=[.$I15]+[.P$5]" office:value-type="float" office:value="17">
            <text:p>17</text:p>
          </table:table-cell>
          <table:table-cell table:formula="of:=[.$I15]+[.Q$5]" office:value-type="float" office:value="18">
            <text:p>18</text:p>
          </table:table-cell>
          <table:table-cell table:formula="of:=[.$I15]+[.R$5]" office:value-type="float" office:value="19">
            <text:p>19</text:p>
          </table:table-cell>
          <table:table-cell table:formula="of:=[.$I15]+[.S$5]" office:value-type="float" office:value="20">
            <text:p>20</text:p>
          </table:table-cell>
          <table:table-cell/>
          <table:table-cell table:style-name="ce1" office:value-type="string">
            <text:p>13: 0.09722222222222221</text:p>
          </table:table-cell>
          <table:table-cell/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f:=IF(MOD([.B16];6)=0;6;MOD([.B16];6) )" office:value-type="float" office:value="1">
            <text:p>1</text:p>
          </table:table-cell>
          <table:table-cell table:formula="of:=MOD(([.B16]-[.C16])/6+1;6)" office:value-type="float" office:value="3">
            <text:p>3</text:p>
          </table:table-cell>
          <table:table-cell table:number-columns-repeated="16"/>
          <table:table-cell table:style-name="ce1" office:value-type="string">
            <text:p>14: 0.06944444444444445</text:p>
          </table:table-cell>
          <table:table-cell/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f:=IF(MOD([.B17];6)=0;6;MOD([.B17];6) )" office:value-type="float" office:value="2">
            <text:p>2</text:p>
          </table:table-cell>
          <table:table-cell table:formula="of:=MOD(([.B17]-[.C17])/6+1;6)" office:value-type="float" office:value="3">
            <text:p>3</text:p>
          </table:table-cell>
          <table:table-cell table:number-columns-repeated="16"/>
          <table:table-cell table:style-name="ce1" office:value-type="string">
            <text:p>15: 0.046296296296296294</text:p>
          </table:table-cell>
          <table:table-cell/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IF(MOD([.B18];6)=0;6;MOD([.B18];6) )" office:value-type="float" office:value="3">
            <text:p>3</text:p>
          </table:table-cell>
          <table:table-cell table:formula="of:=MOD(([.B18]-[.C18])/6+1;6)" office:value-type="float" office:value="3">
            <text:p>3</text:p>
          </table:table-cell>
          <table:table-cell table:number-columns-repeated="16"/>
          <table:table-cell table:style-name="ce1" office:value-type="string">
            <text:p>16: 0.027777777777777776</text:p>
          </table:table-cell>
          <table:table-cell/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IF(MOD([.B19];6)=0;6;MOD([.B19];6) )" office:value-type="float" office:value="4">
            <text:p>4</text:p>
          </table:table-cell>
          <table:table-cell table:formula="of:=MOD(([.B19]-[.C19])/6+1;6)" office:value-type="float" office:value="3">
            <text:p>3</text:p>
          </table:table-cell>
          <table:table-cell table:number-columns-repeated="16"/>
          <table:table-cell table:style-name="ce1" office:value-type="string">
            <text:p>17: 0.013888888888888888</text:p>
          </table:table-cell>
          <table:table-cell/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f:=IF(MOD([.B20];6)=0;6;MOD([.B20];6) )" office:value-type="float" office:value="5">
            <text:p>5</text:p>
          </table:table-cell>
          <table:table-cell table:formula="of:=MOD(([.B20]-[.C20])/6+1;6)" office:value-type="float" office:value="3">
            <text:p>3</text:p>
          </table:table-cell>
          <table:table-cell table:number-columns-repeated="16"/>
          <table:table-cell table:style-name="ce1" office:value-type="string">
            <text:p>18: 0.004629629629629629</text:p>
          </table:table-cell>
          <table:table-cell/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f:=IF(MOD([.B21];6)=0;6;MOD([.B21];6) )" office:value-type="float" office:value="6">
            <text:p>6</text:p>
          </table:table-cell>
          <table:table-cell table:formula="of:=MOD(([.B21]-[.C21])/6+1;6)" office:value-type="float" office:value="3">
            <text:p>3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f:=IF(MOD([.B22];6)=0;6;MOD([.B22];6) )" office:value-type="float" office:value="1">
            <text:p>1</text:p>
          </table:table-cell>
          <table:table-cell table:formula="of:=MOD(([.B22]-[.C22])/6+1;6)" office:value-type="float" office:value="4">
            <text:p>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IF(MOD([.B23];6)=0;6;MOD([.B23];6) )" office:value-type="float" office:value="2">
            <text:p>2</text:p>
          </table:table-cell>
          <table:table-cell table:formula="of:=MOD(([.B23]-[.C23])/6+1;6)" office:value-type="float" office:value="4">
            <text:p>4</text:p>
          </table:table-cell>
          <table:table-cell table:number-columns-repeated="4"/>
          <table:table-cell office:value-type="string">
            <text:p>3d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>
            <text:p>21</text:p>
          </table:table-cell>
          <table:table-cell table:formula="of:=IF(MOD([.B24];6)=0;6;MOD([.B24];6) )" office:value-type="float" office:value="3">
            <text:p>3</text:p>
          </table:table-cell>
          <table:table-cell table:formula="of:=MOD(([.B24]-[.C24])/6+1;6)" office:value-type="float" office:value="4">
            <text:p>4</text:p>
          </table:table-cell>
          <table:table-cell table:number-columns-repeated="4"/>
          <table:table-cell office:value-type="float" office:value="2">
            <text:p>2</text:p>
          </table:table-cell>
          <table:table-cell table:style-name="ce6" table:formula="of:=[.$I24]+[.J$23]" office:value-type="float" office:value="3">
            <text:p>3</text:p>
          </table:table-cell>
          <table:table-cell table:style-name="ce6" table:formula="of:=[.$I24]+[.K$23]" office:value-type="float" office:value="4">
            <text:p>4</text:p>
          </table:table-cell>
          <table:table-cell table:style-name="ce5" table:formula="of:=[.$I24]+[.L$23]" office:value-type="float" office:value="5">
            <text:p>5</text:p>
          </table:table-cell>
          <table:table-cell table:style-name="ce6" table:formula="of:=[.$I24]+[.M$23]" office:value-type="float" office:value="6">
            <text:p>6</text:p>
          </table:table-cell>
          <table:table-cell table:style-name="ce6" table:formula="of:=[.$I24]+[.N$23]" office:value-type="float" office:value="7">
            <text:p>7</text:p>
          </table:table-cell>
          <table:table-cell table:style-name="ce6" table:formula="of:=[.$I24]+[.O$23]" office:value-type="float" office:value="8">
            <text:p>8</text:p>
          </table:table-cell>
          <table:table-cell table:style-name="ce6" table:formula="of:=[.$I24]+[.P$23]" office:value-type="float" office:value="9">
            <text:p>9</text:p>
          </table:table-cell>
          <table:table-cell table:style-name="ce6" table:formula="of:=[.$I24]+[.Q$23]" office:value-type="float" office:value="10">
            <text:p>10</text:p>
          </table:table-cell>
          <table:table-cell table:style-name="ce6" table:formula="of:=[.$I24]+[.R$23]" office:value-type="float" office:value="11">
            <text:p>11</text:p>
          </table:table-cell>
          <table:table-cell table:style-name="ce6" table:formula="of:=[.$I24]+[.S$23]"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>
            <text:p>22</text:p>
          </table:table-cell>
          <table:table-cell table:formula="of:=IF(MOD([.B25];6)=0;6;MOD([.B25];6) )" office:value-type="float" office:value="4">
            <text:p>4</text:p>
          </table:table-cell>
          <table:table-cell table:formula="of:=MOD(([.B25]-[.C25])/6+1;6)" office:value-type="float" office:value="4">
            <text:p>4</text:p>
          </table:table-cell>
          <table:table-cell table:number-columns-repeated="4"/>
          <table:table-cell office:value-type="float" office:value="3">
            <text:p>3</text:p>
          </table:table-cell>
          <table:table-cell table:style-name="ce6" table:formula="of:=[.$I25]+[.J$23]" office:value-type="float" office:value="4">
            <text:p>4</text:p>
          </table:table-cell>
          <table:table-cell table:style-name="ce5" table:formula="of:=[.$I25]+[.K$23]" office:value-type="float" office:value="5">
            <text:p>5</text:p>
          </table:table-cell>
          <table:table-cell table:style-name="ce6" table:formula="of:=[.$I25]+[.L$23]" office:value-type="float" office:value="6">
            <text:p>6</text:p>
          </table:table-cell>
          <table:table-cell table:style-name="ce6" table:formula="of:=[.$I25]+[.M$23]" office:value-type="float" office:value="7">
            <text:p>7</text:p>
          </table:table-cell>
          <table:table-cell table:style-name="ce6" table:formula="of:=[.$I25]+[.N$23]" office:value-type="float" office:value="8">
            <text:p>8</text:p>
          </table:table-cell>
          <table:table-cell table:style-name="ce6" table:formula="of:=[.$I25]+[.O$23]" office:value-type="float" office:value="9">
            <text:p>9</text:p>
          </table:table-cell>
          <table:table-cell table:style-name="ce6" table:formula="of:=[.$I25]+[.P$23]" office:value-type="float" office:value="10">
            <text:p>10</text:p>
          </table:table-cell>
          <table:table-cell table:style-name="ce6" table:formula="of:=[.$I25]+[.Q$23]" office:value-type="float" office:value="11">
            <text:p>11</text:p>
          </table:table-cell>
          <table:table-cell table:style-name="ce6" table:formula="of:=[.$I25]+[.R$23]" office:value-type="float" office:value="12">
            <text:p>12</text:p>
          </table:table-cell>
          <table:table-cell table:style-name="ce6" table:formula="of:=[.$I25]+[.S$23]"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>
            <text:p>23</text:p>
          </table:table-cell>
          <table:table-cell table:formula="of:=IF(MOD([.B26];6)=0;6;MOD([.B26];6) )" office:value-type="float" office:value="5">
            <text:p>5</text:p>
          </table:table-cell>
          <table:table-cell table:formula="of:=MOD(([.B26]-[.C26])/6+1;6)" office:value-type="float" office:value="4">
            <text:p>4</text:p>
          </table:table-cell>
          <table:table-cell table:number-columns-repeated="4"/>
          <table:table-cell office:value-type="float" office:value="3">
            <text:p>3</text:p>
          </table:table-cell>
          <table:table-cell table:style-name="ce6" table:formula="of:=[.$I26]+[.J$23]" office:value-type="float" office:value="4">
            <text:p>4</text:p>
          </table:table-cell>
          <table:table-cell table:style-name="ce5" table:formula="of:=[.$I26]+[.K$23]" office:value-type="float" office:value="5">
            <text:p>5</text:p>
          </table:table-cell>
          <table:table-cell table:style-name="ce6" table:formula="of:=[.$I26]+[.L$23]" office:value-type="float" office:value="6">
            <text:p>6</text:p>
          </table:table-cell>
          <table:table-cell table:style-name="ce6" table:formula="of:=[.$I26]+[.M$23]" office:value-type="float" office:value="7">
            <text:p>7</text:p>
          </table:table-cell>
          <table:table-cell table:style-name="ce6" table:formula="of:=[.$I26]+[.N$23]" office:value-type="float" office:value="8">
            <text:p>8</text:p>
          </table:table-cell>
          <table:table-cell table:style-name="ce6" table:formula="of:=[.$I26]+[.O$23]" office:value-type="float" office:value="9">
            <text:p>9</text:p>
          </table:table-cell>
          <table:table-cell table:style-name="ce6" table:formula="of:=[.$I26]+[.P$23]" office:value-type="float" office:value="10">
            <text:p>10</text:p>
          </table:table-cell>
          <table:table-cell table:style-name="ce6" table:formula="of:=[.$I26]+[.Q$23]" office:value-type="float" office:value="11">
            <text:p>11</text:p>
          </table:table-cell>
          <table:table-cell table:style-name="ce6" table:formula="of:=[.$I26]+[.R$23]" office:value-type="float" office:value="12">
            <text:p>12</text:p>
          </table:table-cell>
          <table:table-cell table:style-name="ce6" table:formula="of:=[.$I26]+[.S$23]"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>
            <text:p>24</text:p>
          </table:table-cell>
          <table:table-cell table:formula="of:=IF(MOD([.B27];6)=0;6;MOD([.B27];6) )" office:value-type="float" office:value="6">
            <text:p>6</text:p>
          </table:table-cell>
          <table:table-cell table:formula="of:=MOD(([.B27]-[.C27])/6+1;6)" office:value-type="float" office:value="4">
            <text:p>4</text:p>
          </table:table-cell>
          <table:table-cell table:number-columns-repeated="4"/>
          <table:table-cell office:value-type="float" office:value="4">
            <text:p>4</text:p>
          </table:table-cell>
          <table:table-cell table:style-name="ce5" table:formula="of:=[.$I27]+[.J$23]" office:value-type="float" office:value="5">
            <text:p>5</text:p>
          </table:table-cell>
          <table:table-cell table:style-name="ce6" table:formula="of:=[.$I27]+[.K$23]" office:value-type="float" office:value="6">
            <text:p>6</text:p>
          </table:table-cell>
          <table:table-cell table:style-name="ce6" table:formula="of:=[.$I27]+[.L$23]" office:value-type="float" office:value="7">
            <text:p>7</text:p>
          </table:table-cell>
          <table:table-cell table:style-name="ce6" table:formula="of:=[.$I27]+[.M$23]" office:value-type="float" office:value="8">
            <text:p>8</text:p>
          </table:table-cell>
          <table:table-cell table:style-name="ce6" table:formula="of:=[.$I27]+[.N$23]" office:value-type="float" office:value="9">
            <text:p>9</text:p>
          </table:table-cell>
          <table:table-cell table:style-name="ce6" table:formula="of:=[.$I27]+[.O$23]" office:value-type="float" office:value="10">
            <text:p>10</text:p>
          </table:table-cell>
          <table:table-cell table:style-name="ce6" table:formula="of:=[.$I27]+[.P$23]" office:value-type="float" office:value="11">
            <text:p>11</text:p>
          </table:table-cell>
          <table:table-cell table:style-name="ce6" table:formula="of:=[.$I27]+[.Q$23]" office:value-type="float" office:value="12">
            <text:p>12</text:p>
          </table:table-cell>
          <table:table-cell table:style-name="ce6" table:formula="of:=[.$I27]+[.R$23]" office:value-type="float" office:value="13">
            <text:p>13</text:p>
          </table:table-cell>
          <table:table-cell table:style-name="ce6" table:formula="of:=[.$I27]+[.S$23]"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>
            <text:p>25</text:p>
          </table:table-cell>
          <table:table-cell table:formula="of:=IF(MOD([.B28];6)=0;6;MOD([.B28];6) )" office:value-type="float" office:value="1">
            <text:p>1</text:p>
          </table:table-cell>
          <table:table-cell table:formula="of:=MOD(([.B28]-[.C28])/6+1;6)" office:value-type="float" office:value="5">
            <text:p>5</text:p>
          </table:table-cell>
          <table:table-cell table:number-columns-repeated="4"/>
          <table:table-cell office:value-type="float" office:value="4">
            <text:p>4</text:p>
          </table:table-cell>
          <table:table-cell table:style-name="ce5" table:formula="of:=[.$I28]+[.J$23]" office:value-type="float" office:value="5">
            <text:p>5</text:p>
          </table:table-cell>
          <table:table-cell table:style-name="ce6" table:formula="of:=[.$I28]+[.K$23]" office:value-type="float" office:value="6">
            <text:p>6</text:p>
          </table:table-cell>
          <table:table-cell table:style-name="ce6" table:formula="of:=[.$I28]+[.L$23]" office:value-type="float" office:value="7">
            <text:p>7</text:p>
          </table:table-cell>
          <table:table-cell table:style-name="ce6" table:formula="of:=[.$I28]+[.M$23]" office:value-type="float" office:value="8">
            <text:p>8</text:p>
          </table:table-cell>
          <table:table-cell table:style-name="ce6" table:formula="of:=[.$I28]+[.N$23]" office:value-type="float" office:value="9">
            <text:p>9</text:p>
          </table:table-cell>
          <table:table-cell table:style-name="ce6" table:formula="of:=[.$I28]+[.O$23]" office:value-type="float" office:value="10">
            <text:p>10</text:p>
          </table:table-cell>
          <table:table-cell table:style-name="ce6" table:formula="of:=[.$I28]+[.P$23]" office:value-type="float" office:value="11">
            <text:p>11</text:p>
          </table:table-cell>
          <table:table-cell table:style-name="ce6" table:formula="of:=[.$I28]+[.Q$23]" office:value-type="float" office:value="12">
            <text:p>12</text:p>
          </table:table-cell>
          <table:table-cell table:style-name="ce6" table:formula="of:=[.$I28]+[.R$23]" office:value-type="float" office:value="13">
            <text:p>13</text:p>
          </table:table-cell>
          <table:table-cell table:style-name="ce6" table:formula="of:=[.$I28]+[.S$23]"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>
            <text:p>26</text:p>
          </table:table-cell>
          <table:table-cell table:formula="of:=IF(MOD([.B29];6)=0;6;MOD([.B29];6) )" office:value-type="float" office:value="2">
            <text:p>2</text:p>
          </table:table-cell>
          <table:table-cell table:formula="of:=MOD(([.B29]-[.C29])/6+1;6)" office:value-type="float" office:value="5">
            <text:p>5</text:p>
          </table:table-cell>
          <table:table-cell table:number-columns-repeated="4"/>
          <table:table-cell office:value-type="float" office:value="4">
            <text:p>4</text:p>
          </table:table-cell>
          <table:table-cell table:style-name="ce5" table:formula="of:=[.$I29]+[.J$23]" office:value-type="float" office:value="5">
            <text:p>5</text:p>
          </table:table-cell>
          <table:table-cell table:style-name="ce6" table:formula="of:=[.$I29]+[.K$23]" office:value-type="float" office:value="6">
            <text:p>6</text:p>
          </table:table-cell>
          <table:table-cell table:style-name="ce6" table:formula="of:=[.$I29]+[.L$23]" office:value-type="float" office:value="7">
            <text:p>7</text:p>
          </table:table-cell>
          <table:table-cell table:style-name="ce6" table:formula="of:=[.$I29]+[.M$23]" office:value-type="float" office:value="8">
            <text:p>8</text:p>
          </table:table-cell>
          <table:table-cell table:style-name="ce6" table:formula="of:=[.$I29]+[.N$23]" office:value-type="float" office:value="9">
            <text:p>9</text:p>
          </table:table-cell>
          <table:table-cell table:style-name="ce6" table:formula="of:=[.$I29]+[.O$23]" office:value-type="float" office:value="10">
            <text:p>10</text:p>
          </table:table-cell>
          <table:table-cell table:style-name="ce6" table:formula="of:=[.$I29]+[.P$23]" office:value-type="float" office:value="11">
            <text:p>11</text:p>
          </table:table-cell>
          <table:table-cell table:style-name="ce6" table:formula="of:=[.$I29]+[.Q$23]" office:value-type="float" office:value="12">
            <text:p>12</text:p>
          </table:table-cell>
          <table:table-cell table:style-name="ce6" table:formula="of:=[.$I29]+[.R$23]" office:value-type="float" office:value="13">
            <text:p>13</text:p>
          </table:table-cell>
          <table:table-cell table:style-name="ce6" table:formula="of:=[.$I29]+[.S$23]"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">
            <text:p>27</text:p>
          </table:table-cell>
          <table:table-cell table:formula="of:=IF(MOD([.B30];6)=0;6;MOD([.B30];6) )" office:value-type="float" office:value="3">
            <text:p>3</text:p>
          </table:table-cell>
          <table:table-cell table:formula="of:=MOD(([.B30]-[.C30])/6+1;6)" office:value-type="float" office:value="5">
            <text:p>5</text:p>
          </table:table-cell>
          <table:table-cell table:number-columns-repeated="4"/>
          <table:table-cell office:value-type="float" office:value="5">
            <text:p>5</text:p>
          </table:table-cell>
          <table:table-cell table:style-name="ce6" table:formula="of:=[.$I30]+[.J$23]" office:value-type="float" office:value="6">
            <text:p>6</text:p>
          </table:table-cell>
          <table:table-cell table:style-name="ce6" table:formula="of:=[.$I30]+[.K$23]" office:value-type="float" office:value="7">
            <text:p>7</text:p>
          </table:table-cell>
          <table:table-cell table:style-name="ce6" table:formula="of:=[.$I30]+[.L$23]" office:value-type="float" office:value="8">
            <text:p>8</text:p>
          </table:table-cell>
          <table:table-cell table:style-name="ce6" table:formula="of:=[.$I30]+[.M$23]" office:value-type="float" office:value="9">
            <text:p>9</text:p>
          </table:table-cell>
          <table:table-cell table:style-name="ce6" table:formula="of:=[.$I30]+[.N$23]" office:value-type="float" office:value="10">
            <text:p>10</text:p>
          </table:table-cell>
          <table:table-cell table:style-name="ce6" table:formula="of:=[.$I30]+[.O$23]" office:value-type="float" office:value="11">
            <text:p>11</text:p>
          </table:table-cell>
          <table:table-cell table:style-name="ce6" table:formula="of:=[.$I30]+[.P$23]" office:value-type="float" office:value="12">
            <text:p>12</text:p>
          </table:table-cell>
          <table:table-cell table:style-name="ce6" table:formula="of:=[.$I30]+[.Q$23]" office:value-type="float" office:value="13">
            <text:p>13</text:p>
          </table:table-cell>
          <table:table-cell table:style-name="ce6" table:formula="of:=[.$I30]+[.R$23]" office:value-type="float" office:value="14">
            <text:p>14</text:p>
          </table:table-cell>
          <table:table-cell table:style-name="ce6" table:formula="of:=[.$I30]+[.S$23]"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">
            <text:p>28</text:p>
          </table:table-cell>
          <table:table-cell table:formula="of:=IF(MOD([.B31];6)=0;6;MOD([.B31];6) )" office:value-type="float" office:value="4">
            <text:p>4</text:p>
          </table:table-cell>
          <table:table-cell table:formula="of:=MOD(([.B31]-[.C31])/6+1;6)" office:value-type="float" office:value="5">
            <text:p>5</text:p>
          </table:table-cell>
          <table:table-cell table:number-columns-repeated="4"/>
          <table:table-cell office:value-type="float" office:value="5">
            <text:p>5</text:p>
          </table:table-cell>
          <table:table-cell table:style-name="ce6" table:formula="of:=[.$I31]+[.J$23]" office:value-type="float" office:value="6">
            <text:p>6</text:p>
          </table:table-cell>
          <table:table-cell table:style-name="ce6" table:formula="of:=[.$I31]+[.K$23]" office:value-type="float" office:value="7">
            <text:p>7</text:p>
          </table:table-cell>
          <table:table-cell table:style-name="ce6" table:formula="of:=[.$I31]+[.L$23]" office:value-type="float" office:value="8">
            <text:p>8</text:p>
          </table:table-cell>
          <table:table-cell table:style-name="ce6" table:formula="of:=[.$I31]+[.M$23]" office:value-type="float" office:value="9">
            <text:p>9</text:p>
          </table:table-cell>
          <table:table-cell table:style-name="ce6" table:formula="of:=[.$I31]+[.N$23]" office:value-type="float" office:value="10">
            <text:p>10</text:p>
          </table:table-cell>
          <table:table-cell table:style-name="ce6" table:formula="of:=[.$I31]+[.O$23]" office:value-type="float" office:value="11">
            <text:p>11</text:p>
          </table:table-cell>
          <table:table-cell table:style-name="ce6" table:formula="of:=[.$I31]+[.P$23]" office:value-type="float" office:value="12">
            <text:p>12</text:p>
          </table:table-cell>
          <table:table-cell table:style-name="ce6" table:formula="of:=[.$I31]+[.Q$23]" office:value-type="float" office:value="13">
            <text:p>13</text:p>
          </table:table-cell>
          <table:table-cell table:style-name="ce6" table:formula="of:=[.$I31]+[.R$23]" office:value-type="float" office:value="14">
            <text:p>14</text:p>
          </table:table-cell>
          <table:table-cell table:style-name="ce6" table:formula="of:=[.$I31]+[.S$23]"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">
            <text:p>29</text:p>
          </table:table-cell>
          <table:table-cell table:formula="of:=IF(MOD([.B32];6)=0;6;MOD([.B32];6) )" office:value-type="float" office:value="5">
            <text:p>5</text:p>
          </table:table-cell>
          <table:table-cell table:formula="of:=MOD(([.B32]-[.C32])/6+1;6)" office:value-type="float" office:value="5">
            <text:p>5</text:p>
          </table:table-cell>
          <table:table-cell table:number-columns-repeated="4"/>
          <table:table-cell office:value-type="float" office:value="5">
            <text:p>5</text:p>
          </table:table-cell>
          <table:table-cell table:style-name="ce6" table:formula="of:=[.$I32]+[.J$23]" office:value-type="float" office:value="6">
            <text:p>6</text:p>
          </table:table-cell>
          <table:table-cell table:style-name="ce6" table:formula="of:=[.$I32]+[.K$23]" office:value-type="float" office:value="7">
            <text:p>7</text:p>
          </table:table-cell>
          <table:table-cell table:style-name="ce6" table:formula="of:=[.$I32]+[.L$23]" office:value-type="float" office:value="8">
            <text:p>8</text:p>
          </table:table-cell>
          <table:table-cell table:style-name="ce6" table:formula="of:=[.$I32]+[.M$23]" office:value-type="float" office:value="9">
            <text:p>9</text:p>
          </table:table-cell>
          <table:table-cell table:style-name="ce6" table:formula="of:=[.$I32]+[.N$23]" office:value-type="float" office:value="10">
            <text:p>10</text:p>
          </table:table-cell>
          <table:table-cell table:style-name="ce6" table:formula="of:=[.$I32]+[.O$23]" office:value-type="float" office:value="11">
            <text:p>11</text:p>
          </table:table-cell>
          <table:table-cell table:style-name="ce6" table:formula="of:=[.$I32]+[.P$23]" office:value-type="float" office:value="12">
            <text:p>12</text:p>
          </table:table-cell>
          <table:table-cell table:style-name="ce6" table:formula="of:=[.$I32]+[.Q$23]" office:value-type="float" office:value="13">
            <text:p>13</text:p>
          </table:table-cell>
          <table:table-cell table:style-name="ce6" table:formula="of:=[.$I32]+[.R$23]" office:value-type="float" office:value="14">
            <text:p>14</text:p>
          </table:table-cell>
          <table:table-cell table:style-name="ce6" table:formula="of:=[.$I32]+[.S$23]"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>
            <text:p>30</text:p>
          </table:table-cell>
          <table:table-cell table:formula="of:=IF(MOD([.B33];6)=0;6;MOD([.B33];6) )" office:value-type="float" office:value="6">
            <text:p>6</text:p>
          </table:table-cell>
          <table:table-cell table:formula="of:=MOD(([.B33]-[.C33])/6+1;6)" office:value-type="float" office:value="5">
            <text:p>5</text:p>
          </table:table-cell>
          <table:table-cell table:number-columns-repeated="4"/>
          <table:table-cell office:value-type="float" office:value="5">
            <text:p>5</text:p>
          </table:table-cell>
          <table:table-cell table:style-name="ce6" table:formula="of:=[.$I33]+[.J$23]" office:value-type="float" office:value="6">
            <text:p>6</text:p>
          </table:table-cell>
          <table:table-cell table:style-name="ce6" table:formula="of:=[.$I33]+[.K$23]" office:value-type="float" office:value="7">
            <text:p>7</text:p>
          </table:table-cell>
          <table:table-cell table:style-name="ce6" table:formula="of:=[.$I33]+[.L$23]" office:value-type="float" office:value="8">
            <text:p>8</text:p>
          </table:table-cell>
          <table:table-cell table:style-name="ce6" table:formula="of:=[.$I33]+[.M$23]" office:value-type="float" office:value="9">
            <text:p>9</text:p>
          </table:table-cell>
          <table:table-cell table:style-name="ce6" table:formula="of:=[.$I33]+[.N$23]" office:value-type="float" office:value="10">
            <text:p>10</text:p>
          </table:table-cell>
          <table:table-cell table:style-name="ce6" table:formula="of:=[.$I33]+[.O$23]" office:value-type="float" office:value="11">
            <text:p>11</text:p>
          </table:table-cell>
          <table:table-cell table:style-name="ce6" table:formula="of:=[.$I33]+[.P$23]" office:value-type="float" office:value="12">
            <text:p>12</text:p>
          </table:table-cell>
          <table:table-cell table:style-name="ce6" table:formula="of:=[.$I33]+[.Q$23]" office:value-type="float" office:value="13">
            <text:p>13</text:p>
          </table:table-cell>
          <table:table-cell table:style-name="ce6" table:formula="of:=[.$I33]+[.R$23]" office:value-type="float" office:value="14">
            <text:p>14</text:p>
          </table:table-cell>
          <table:table-cell table:style-name="ce6" table:formula="of:=[.$I33]+[.S$23]"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">
            <text:p>31</text:p>
          </table:table-cell>
          <table:table-cell table:formula="of:=IF(MOD([.B34];6)=0;6;MOD([.B34];6) )" office:value-type="float" office:value="1">
            <text:p>1</text:p>
          </table:table-cell>
          <table:table-cell table:formula="of:=MOD(([.B34]-[.C34])/6+1;6)" office:value-type="float" office:value="0">
            <text:p>0</text:p>
          </table:table-cell>
          <table:table-cell table:number-columns-repeated="4"/>
          <table:table-cell office:value-type="string">
            <text:p>...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IF(MOD([.B35];6)=0;6;MOD([.B35];6) )" office:value-type="float" office:value="2">
            <text:p>2</text:p>
          </table:table-cell>
          <table:table-cell table:formula="of:=MOD(([.B35]-[.C35])/6+1;6)" office:value-type="float" office:value="0">
            <text:p>0</text:p>
          </table:table-cell>
          <table:table-cell table:number-columns-repeated="4"/>
          <table:table-cell office:value-type="string">
            <text:p>...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3">
            <text:p>33</text:p>
          </table:table-cell>
          <table:table-cell table:formula="of:=IF(MOD([.B36];6)=0;6;MOD([.B36];6) )" office:value-type="float" office:value="3">
            <text:p>3</text:p>
          </table:table-cell>
          <table:table-cell table:formula="of:=MOD(([.B36]-[.C36])/6+1;6)" office:value-type="float" office:value="0">
            <text:p>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4">
            <text:p>34</text:p>
          </table:table-cell>
          <table:table-cell table:formula="of:=IF(MOD([.B37];6)=0;6;MOD([.B37];6) )" office:value-type="float" office:value="4">
            <text:p>4</text:p>
          </table:table-cell>
          <table:table-cell table:formula="of:=MOD(([.B37]-[.C37])/6+1;6)" office:value-type="float" office:value="0">
            <text:p>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5">
            <text:p>35</text:p>
          </table:table-cell>
          <table:table-cell table:formula="of:=IF(MOD([.B38];6)=0;6;MOD([.B38];6) )" office:value-type="float" office:value="5">
            <text:p>5</text:p>
          </table:table-cell>
          <table:table-cell table:formula="of:=MOD(([.B38]-[.C38])/6+1;6)" office:value-type="float" office:value="0">
            <text:p>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6">
            <text:p>36</text:p>
          </table:table-cell>
          <table:table-cell table:formula="of:=IF(MOD([.B39];6)=0;6;MOD([.B39];6) )" office:value-type="float" office:value="6">
            <text:p>6</text:p>
          </table:table-cell>
          <table:table-cell table:formula="of:=MOD(([.B39]-[.C39])/6+1;6)" office:value-type="float" office:value="0">
            <text:p>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7">
            <text:p>37</text:p>
          </table:table-cell>
          <table:table-cell table:formula="of:=IF(MOD([.B40];6)=0;6;MOD([.B40];6) )" office:value-type="float" office:value="1">
            <text:p>1</text:p>
          </table:table-cell>
          <table:table-cell table:formula="of:=MOD(([.B40]-[.C40])/6+1;6)" office:value-type="float" office:value="1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8">
            <text:p>38</text:p>
          </table:table-cell>
          <table:table-cell table:formula="of:=IF(MOD([.B41];6)=0;6;MOD([.B41];6) )" office:value-type="float" office:value="2">
            <text:p>2</text:p>
          </table:table-cell>
          <table:table-cell table:formula="of:=MOD(([.B41]-[.C41])/6+1;6)" office:value-type="float" office:value="1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9">
            <text:p>39</text:p>
          </table:table-cell>
          <table:table-cell table:formula="of:=IF(MOD([.B42];6)=0;6;MOD([.B42];6) )" office:value-type="float" office:value="3">
            <text:p>3</text:p>
          </table:table-cell>
          <table:table-cell table:formula="of:=MOD(([.B42]-[.C42])/6+1;6)" office:value-type="float" office:value="1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>
            <text:p>40</text:p>
          </table:table-cell>
          <table:table-cell table:formula="of:=IF(MOD([.B43];6)=0;6;MOD([.B43];6) )" office:value-type="float" office:value="4">
            <text:p>4</text:p>
          </table:table-cell>
          <table:table-cell table:formula="of:=MOD(([.B43]-[.C43])/6+1;6)" office:value-type="float" office:value="1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1">
            <text:p>41</text:p>
          </table:table-cell>
          <table:table-cell table:formula="of:=IF(MOD([.B44];6)=0;6;MOD([.B44];6) )" office:value-type="float" office:value="5">
            <text:p>5</text:p>
          </table:table-cell>
          <table:table-cell table:formula="of:=MOD(([.B44]-[.C44])/6+1;6)" office:value-type="float" office:value="1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2">
            <text:p>42</text:p>
          </table:table-cell>
          <table:table-cell table:formula="of:=IF(MOD([.B45];6)=0;6;MOD([.B45];6) )" office:value-type="float" office:value="6">
            <text:p>6</text:p>
          </table:table-cell>
          <table:table-cell table:formula="of:=MOD(([.B45]-[.C45])/6+1;6)" office:value-type="float" office:value="1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3">
            <text:p>43</text:p>
          </table:table-cell>
          <table:table-cell table:formula="of:=INT(MOD([.B46];7)/6 )+1" office:value-type="float" office:value="1">
            <text:p>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4">
            <text:p>44</text:p>
          </table:table-cell>
          <table:table-cell table:formula="of:=INT(MOD([.B47];7)/6 )+1" office:value-type="float" office:value="1">
            <text:p>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5">
            <text:p>45</text:p>
          </table:table-cell>
          <table:table-cell table:formula="of:=INT(MOD([.B48];7)/6 )+1" office:value-type="float" office:value="1">
            <text:p>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6">
            <text:p>46</text:p>
          </table:table-cell>
          <table:table-cell table:formula="of:=INT([.B49]/6 )+1" office:value-type="float" office:value="8">
            <text:p>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7">
            <text:p>47</text:p>
          </table:table-cell>
          <table:table-cell table:formula="of:=INT([.B50]/6 )+1" office:value-type="float" office:value="8">
            <text:p>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8">
            <text:p>48</text:p>
          </table:table-cell>
          <table:table-cell table:formula="of:=INT([.B51]/6 )+1" office:value-type="float" office:value="9">
            <text:p>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9">
            <text:p>49</text:p>
          </table:table-cell>
          <table:table-cell table:formula="of:=INT([.B52]/6 )+1" office:value-type="float" office:value="9">
            <text:p>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0">
            <text:p>50</text:p>
          </table:table-cell>
          <table:table-cell table:formula="of:=INT([.B53]/6 )+1" office:value-type="float" office:value="9">
            <text:p>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1">
            <text:p>51</text:p>
          </table:table-cell>
          <table:table-cell table:formula="of:=INT([.B54]/6 )+1" office:value-type="float" office:value="9">
            <text:p>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2">
            <text:p>52</text:p>
          </table:table-cell>
          <table:table-cell table:formula="of:=INT([.B55]/6 )+1" office:value-type="float" office:value="9">
            <text:p>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3">
            <text:p>53</text:p>
          </table:table-cell>
          <table:table-cell table:formula="of:=INT([.B56]/6 )+1" office:value-type="float" office:value="9">
            <text:p>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4">
            <text:p>54</text:p>
          </table:table-cell>
          <table:table-cell table:formula="of:=INT([.B57]/6 )+1" office:value-type="float" office:value="10">
            <text:p>1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5">
            <text:p>55</text:p>
          </table:table-cell>
          <table:table-cell table:formula="of:=INT([.B58]/6 )+1" office:value-type="float" office:value="10">
            <text:p>1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6">
            <text:p>56</text:p>
          </table:table-cell>
          <table:table-cell table:formula="of:=INT([.B59]/6 )+1" office:value-type="float" office:value="10">
            <text:p>1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7">
            <text:p>57</text:p>
          </table:table-cell>
          <table:table-cell table:formula="of:=INT([.B60]/6 )+1" office:value-type="float" office:value="10">
            <text:p>1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8">
            <text:p>58</text:p>
          </table:table-cell>
          <table:table-cell table:formula="of:=INT([.B61]/6 )+1" office:value-type="float" office:value="10">
            <text:p>10</text:p>
          </table:table-cell>
          <table:table-cell table:number-columns-repeated="19"/>
        </table:table-row>
        <table:table-row table:style-name="ro1" table:number-rows-repeated="1048514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Tabelle4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/>
          <table:table-cell office:value-type="string">
            <text:p>x*2</text:p>
          </table:table-cell>
          <table:table-cell office:value-type="string">
            <text:p>sqrt(x*25)</text:p>
          </table:table-cell>
          <table:table-cell office:value-type="string">
            <text:p>log(x,2)*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[.B4]*2" office:value-type="float" office:value="0">
            <text:p>0</text:p>
          </table:table-cell>
          <table:table-cell table:formula="of:=SQRT([.B4]*25)" office:value-type="float" office:value="0">
            <text:p>0</text:p>
          </table:table-cell>
          <table:table-cell table:formula="of:=LOG([.B4];2)*10" office:value-type="float" office:value="0">
            <text:p>Err:5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[.B5]*2" office:value-type="float" office:value="2">
            <text:p>2</text:p>
          </table:table-cell>
          <table:table-cell table:formula="of:=SQRT([.B5]*25)" office:value-type="float" office:value="5">
            <text:p>5</text:p>
          </table:table-cell>
          <table:table-cell table:formula="of:=LOG([.B5];2)*10" office:value-type="float" office:value="0">
            <text:p>0</text:p>
          </table:table-cell>
          <table:table-cell table:number-columns-repeated="2"/>
          <table:table-cell>
            <draw:frame table:end-cell-address="Tabelle4.O25" table:end-x="1.068cm" table:end-y="0.104cm" draw:z-index="0" draw:style-name="gr2" draw:text-style-name="P1" svg:width="15.999cm" svg:height="8.991cm" svg:x="0.875cm" svg:y="0.146cm">
              <draw:object draw:notify-on-update-of-ranges="Tabelle4.B3:Tabelle4.B3 Tabelle4.B4:Tabelle4.B39 Tabelle4.C3:Tabelle4.C3 Tabelle4.C4:Tabelle4.C39 Tabelle4.D3:Tabelle4.D3 Tabelle4.D4:Tabelle4.D39 Tabelle4.E3:Tabelle4.E3 Tabelle4.E4:Tabelle4.E3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[.B6]*2" office:value-type="float" office:value="4">
            <text:p>4</text:p>
          </table:table-cell>
          <table:table-cell table:formula="of:=SQRT([.B6]*25)" office:value-type="float" office:value="7.07106781186548">
            <text:p>7,07</text:p>
          </table:table-cell>
          <table:table-cell table:formula="of:=LOG([.B6];2)*10"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[.B7]*2" office:value-type="float" office:value="6">
            <text:p>6</text:p>
          </table:table-cell>
          <table:table-cell table:formula="of:=SQRT([.B7]*25)" office:value-type="float" office:value="8.66025403784439">
            <text:p>8,66</text:p>
          </table:table-cell>
          <table:table-cell table:formula="of:=LOG([.B7];2)*10" office:value-type="float" office:value="15.8496250072116">
            <text:p>15,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[.B8]*2" office:value-type="float" office:value="8">
            <text:p>8</text:p>
          </table:table-cell>
          <table:table-cell table:formula="of:=SQRT([.B8]*25)" office:value-type="float" office:value="10">
            <text:p>10</text:p>
          </table:table-cell>
          <table:table-cell table:formula="of:=LOG([.B8];2)*10"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[.B9]*2" office:value-type="float" office:value="10">
            <text:p>10</text:p>
          </table:table-cell>
          <table:table-cell table:formula="of:=SQRT([.B9]*25)" office:value-type="float" office:value="11.180339887499">
            <text:p>11,18</text:p>
          </table:table-cell>
          <table:table-cell table:formula="of:=LOG([.B9];2)*10" office:value-type="float" office:value="23.2192809488736">
            <text:p>23,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[.B10]*2" office:value-type="float" office:value="12">
            <text:p>12</text:p>
          </table:table-cell>
          <table:table-cell table:formula="of:=SQRT([.B10]*25)" office:value-type="float" office:value="12.2474487139159">
            <text:p>12,25</text:p>
          </table:table-cell>
          <table:table-cell table:formula="of:=LOG([.B10];2)*10" office:value-type="float" office:value="25.8496250072116">
            <text:p>25,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[.B11]*2" office:value-type="float" office:value="14">
            <text:p>14</text:p>
          </table:table-cell>
          <table:table-cell table:formula="of:=SQRT([.B11]*25)" office:value-type="float" office:value="13.228756555323">
            <text:p>13,23</text:p>
          </table:table-cell>
          <table:table-cell table:formula="of:=LOG([.B11];2)*10" office:value-type="float" office:value="28.073549220576">
            <text:p>28,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[.B12]*2" office:value-type="float" office:value="16">
            <text:p>16</text:p>
          </table:table-cell>
          <table:table-cell table:formula="of:=SQRT([.B12]*25)" office:value-type="float" office:value="14.142135623731">
            <text:p>14,14</text:p>
          </table:table-cell>
          <table:table-cell table:formula="of:=LOG([.B12];2)*10"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[.B13]*2" office:value-type="float" office:value="18">
            <text:p>18</text:p>
          </table:table-cell>
          <table:table-cell table:formula="of:=SQRT([.B13]*25)" office:value-type="float" office:value="15">
            <text:p>15</text:p>
          </table:table-cell>
          <table:table-cell table:formula="of:=LOG([.B13];2)*10" office:value-type="float" office:value="31.6992500144231">
            <text:p>31,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[.B14]*2" office:value-type="float" office:value="20">
            <text:p>20</text:p>
          </table:table-cell>
          <table:table-cell table:formula="of:=SQRT([.B14]*25)" office:value-type="float" office:value="15.8113883008419">
            <text:p>15,81</text:p>
          </table:table-cell>
          <table:table-cell table:formula="of:=LOG([.B14];2)*10" office:value-type="float" office:value="33.2192809488736">
            <text:p>33,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[.B15]*2" office:value-type="float" office:value="22">
            <text:p>22</text:p>
          </table:table-cell>
          <table:table-cell table:formula="of:=SQRT([.B15]*25)" office:value-type="float" office:value="16.583123951777">
            <text:p>16,58</text:p>
          </table:table-cell>
          <table:table-cell table:formula="of:=LOG([.B15];2)*10" office:value-type="float" office:value="34.594316186373">
            <text:p>34,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[.B16]*2" office:value-type="float" office:value="24">
            <text:p>24</text:p>
          </table:table-cell>
          <table:table-cell table:formula="of:=SQRT([.B16]*25)" office:value-type="float" office:value="17.3205080756888">
            <text:p>17,32</text:p>
          </table:table-cell>
          <table:table-cell table:formula="of:=LOG([.B16];2)*10" office:value-type="float" office:value="35.8496250072116">
            <text:p>35,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f:=[.B17]*2" office:value-type="float" office:value="26">
            <text:p>26</text:p>
          </table:table-cell>
          <table:table-cell table:formula="of:=SQRT([.B17]*25)" office:value-type="float" office:value="18.0277563773199">
            <text:p>18,03</text:p>
          </table:table-cell>
          <table:table-cell table:formula="of:=LOG([.B17];2)*10" office:value-type="float" office:value="37.0043971814109">
            <text:p>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f:=[.B18]*2" office:value-type="float" office:value="28">
            <text:p>28</text:p>
          </table:table-cell>
          <table:table-cell table:formula="of:=SQRT([.B18]*25)" office:value-type="float" office:value="18.7082869338697">
            <text:p>18,71</text:p>
          </table:table-cell>
          <table:table-cell table:formula="of:=LOG([.B18];2)*10" office:value-type="float" office:value="38.073549220576">
            <text:p>38,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[.B19]*2" office:value-type="float" office:value="30">
            <text:p>30</text:p>
          </table:table-cell>
          <table:table-cell table:formula="of:=SQRT([.B19]*25)" office:value-type="float" office:value="19.3649167310371">
            <text:p>19,36</text:p>
          </table:table-cell>
          <table:table-cell table:formula="of:=LOG([.B19];2)*10" office:value-type="float" office:value="39.0689059560852">
            <text:p>39,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[.B20]*2" office:value-type="float" office:value="32">
            <text:p>32</text:p>
          </table:table-cell>
          <table:table-cell table:formula="of:=SQRT([.B20]*25)" office:value-type="float" office:value="20">
            <text:p>20</text:p>
          </table:table-cell>
          <table:table-cell table:formula="of:=LOG([.B20];2)*10"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f:=[.B21]*2" office:value-type="float" office:value="34">
            <text:p>34</text:p>
          </table:table-cell>
          <table:table-cell table:formula="of:=SQRT([.B21]*25)" office:value-type="float" office:value="20.6155281280883">
            <text:p>20,62</text:p>
          </table:table-cell>
          <table:table-cell table:formula="of:=LOG([.B21];2)*10" office:value-type="float" office:value="40.8746284125034">
            <text:p>40,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f:=[.B22]*2" office:value-type="float" office:value="36">
            <text:p>36</text:p>
          </table:table-cell>
          <table:table-cell table:formula="of:=SQRT([.B22]*25)" office:value-type="float" office:value="21.2132034355964">
            <text:p>21,21</text:p>
          </table:table-cell>
          <table:table-cell table:formula="of:=LOG([.B22];2)*10" office:value-type="float" office:value="41.6992500144231">
            <text:p>41,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f:=[.B23]*2" office:value-type="float" office:value="38">
            <text:p>38</text:p>
          </table:table-cell>
          <table:table-cell table:formula="of:=SQRT([.B23]*25)" office:value-type="float" office:value="21.7944947177034">
            <text:p>21,79</text:p>
          </table:table-cell>
          <table:table-cell table:formula="of:=LOG([.B23];2)*10" office:value-type="float" office:value="42.4792751344359">
            <text:p>42,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[.B24]*2" office:value-type="float" office:value="40">
            <text:p>40</text:p>
          </table:table-cell>
          <table:table-cell table:formula="of:=SQRT([.B24]*25)" office:value-type="float" office:value="22.3606797749979">
            <text:p>22,36</text:p>
          </table:table-cell>
          <table:table-cell table:formula="of:=LOG([.B24];2)*10" office:value-type="float" office:value="43.2192809488736">
            <text:p>43,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>
            <text:p>21</text:p>
          </table:table-cell>
          <table:table-cell table:formula="of:=[.B25]*2" office:value-type="float" office:value="42">
            <text:p>42</text:p>
          </table:table-cell>
          <table:table-cell table:formula="of:=SQRT([.B25]*25)" office:value-type="float" office:value="22.9128784747792">
            <text:p>22,91</text:p>
          </table:table-cell>
          <table:table-cell table:formula="of:=LOG([.B25];2)*10" office:value-type="float" office:value="43.9231742277876">
            <text:p>43,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>
            <text:p>22</text:p>
          </table:table-cell>
          <table:table-cell table:formula="of:=[.B26]*2" office:value-type="float" office:value="44">
            <text:p>44</text:p>
          </table:table-cell>
          <table:table-cell table:formula="of:=SQRT([.B26]*25)" office:value-type="float" office:value="23.4520787991171">
            <text:p>23,45</text:p>
          </table:table-cell>
          <table:table-cell table:formula="of:=LOG([.B26];2)*10" office:value-type="float" office:value="44.594316186373">
            <text:p>44,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>
            <text:p>23</text:p>
          </table:table-cell>
          <table:table-cell table:formula="of:=[.B27]*2" office:value-type="float" office:value="46">
            <text:p>46</text:p>
          </table:table-cell>
          <table:table-cell table:formula="of:=SQRT([.B27]*25)" office:value-type="float" office:value="23.9791576165636">
            <text:p>23,98</text:p>
          </table:table-cell>
          <table:table-cell table:formula="of:=LOG([.B27];2)*10" office:value-type="float" office:value="45.2356195605701">
            <text:p>45,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>
            <text:p>24</text:p>
          </table:table-cell>
          <table:table-cell table:formula="of:=[.B28]*2" office:value-type="float" office:value="48">
            <text:p>48</text:p>
          </table:table-cell>
          <table:table-cell table:formula="of:=SQRT([.B28]*25)" office:value-type="float" office:value="24.4948974278318">
            <text:p>24,49</text:p>
          </table:table-cell>
          <table:table-cell table:formula="of:=LOG([.B28];2)*10" office:value-type="float" office:value="45.8496250072116">
            <text:p>45,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>
            <text:p>25</text:p>
          </table:table-cell>
          <table:table-cell table:formula="of:=[.B29]*2" office:value-type="float" office:value="50">
            <text:p>50</text:p>
          </table:table-cell>
          <table:table-cell table:formula="of:=SQRT([.B29]*25)" office:value-type="float" office:value="25">
            <text:p>25</text:p>
          </table:table-cell>
          <table:table-cell table:formula="of:=LOG([.B29];2)*10" office:value-type="float" office:value="46.4385618977472">
            <text:p>46,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>
            <text:p>26</text:p>
          </table:table-cell>
          <table:table-cell table:formula="of:=[.B30]*2" office:value-type="float" office:value="52">
            <text:p>52</text:p>
          </table:table-cell>
          <table:table-cell table:formula="of:=SQRT([.B30]*25)" office:value-type="float" office:value="25.4950975679639">
            <text:p>25,5</text:p>
          </table:table-cell>
          <table:table-cell table:formula="of:=LOG([.B30];2)*10" office:value-type="float" office:value="47.0043971814109">
            <text:p>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">
            <text:p>27</text:p>
          </table:table-cell>
          <table:table-cell table:formula="of:=[.B31]*2" office:value-type="float" office:value="54">
            <text:p>54</text:p>
          </table:table-cell>
          <table:table-cell table:formula="of:=SQRT([.B31]*25)" office:value-type="float" office:value="25.9807621135332">
            <text:p>25,98</text:p>
          </table:table-cell>
          <table:table-cell table:formula="of:=LOG([.B31];2)*10" office:value-type="float" office:value="47.5488750216347">
            <text:p>47,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">
            <text:p>28</text:p>
          </table:table-cell>
          <table:table-cell table:formula="of:=[.B32]*2" office:value-type="float" office:value="56">
            <text:p>56</text:p>
          </table:table-cell>
          <table:table-cell table:formula="of:=SQRT([.B32]*25)" office:value-type="float" office:value="26.4575131106459">
            <text:p>26,46</text:p>
          </table:table-cell>
          <table:table-cell table:formula="of:=LOG([.B32];2)*10" office:value-type="float" office:value="48.073549220576">
            <text:p>48,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">
            <text:p>29</text:p>
          </table:table-cell>
          <table:table-cell table:formula="of:=[.B33]*2" office:value-type="float" office:value="58">
            <text:p>58</text:p>
          </table:table-cell>
          <table:table-cell table:formula="of:=SQRT([.B33]*25)" office:value-type="float" office:value="26.9258240356725">
            <text:p>26,93</text:p>
          </table:table-cell>
          <table:table-cell table:formula="of:=LOG([.B33];2)*10" office:value-type="float" office:value="48.5798099512757">
            <text:p>48,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>
            <text:p>30</text:p>
          </table:table-cell>
          <table:table-cell table:formula="of:=[.B34]*2" office:value-type="float" office:value="60">
            <text:p>60</text:p>
          </table:table-cell>
          <table:table-cell table:formula="of:=SQRT([.B34]*25)" office:value-type="float" office:value="27.3861278752583">
            <text:p>27,39</text:p>
          </table:table-cell>
          <table:table-cell table:formula="of:=LOG([.B34];2)*10" office:value-type="float" office:value="49.0689059560852">
            <text:p>49,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">
            <text:p>31</text:p>
          </table:table-cell>
          <table:table-cell table:formula="of:=[.B35]*2" office:value-type="float" office:value="62">
            <text:p>62</text:p>
          </table:table-cell>
          <table:table-cell table:formula="of:=SQRT([.B35]*25)" office:value-type="float" office:value="27.8388218141501">
            <text:p>27,84</text:p>
          </table:table-cell>
          <table:table-cell table:formula="of:=LOG([.B35];2)*10" office:value-type="float" office:value="49.5419631038688">
            <text:p>49,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[.B36]*2" office:value-type="float" office:value="64">
            <text:p>64</text:p>
          </table:table-cell>
          <table:table-cell table:formula="of:=SQRT([.B36]*25)" office:value-type="float" office:value="28.2842712474619">
            <text:p>28,28</text:p>
          </table:table-cell>
          <table:table-cell table:formula="of:=LOG([.B36];2)*10"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">
            <text:p>33</text:p>
          </table:table-cell>
          <table:table-cell table:formula="of:=[.B37]*2" office:value-type="float" office:value="66">
            <text:p>66</text:p>
          </table:table-cell>
          <table:table-cell table:formula="of:=SQRT([.B37]*25)" office:value-type="float" office:value="28.7228132326901">
            <text:p>28,72</text:p>
          </table:table-cell>
          <table:table-cell table:formula="of:=LOG([.B37];2)*10" office:value-type="float" office:value="50.4439411935845">
            <text:p>50,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">
            <text:p>34</text:p>
          </table:table-cell>
          <table:table-cell table:formula="of:=[.B38]*2" office:value-type="float" office:value="68">
            <text:p>68</text:p>
          </table:table-cell>
          <table:table-cell table:formula="of:=SQRT([.B38]*25)" office:value-type="float" office:value="29.1547594742265">
            <text:p>29,15</text:p>
          </table:table-cell>
          <table:table-cell table:formula="of:=LOG([.B38];2)*10" office:value-type="float" office:value="50.8746284125034">
            <text:p>50,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">
            <text:p>35</text:p>
          </table:table-cell>
          <table:table-cell table:formula="of:=[.B39]*2" office:value-type="float" office:value="70">
            <text:p>70</text:p>
          </table:table-cell>
          <table:table-cell table:formula="of:=SQRT([.B39]*25)" office:value-type="float" office:value="29.5803989154981">
            <text:p>29,58</text:p>
          </table:table-cell>
          <table:table-cell table:formula="of:=LOG([.B39];2)*10" office:value-type="float" office:value="51.2928301694497">
            <text:p>51,29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22">22.08.2021</text:date>, <text:time>08:37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4H48M22S</meta:editing-duration>
    <meta:editing-cycles>11</meta:editing-cycles>
    <meta:generator>OpenOffice/4.1.7$Win32 OpenOffice.org_project/417m1$Build-9800</meta:generator>
    <dc:date>2021-08-22T08:37:44.23</dc:date>
    <dc:creator>jk jk</dc:creator>
    <meta:document-statistic meta:table-count="4" meta:cell-count="639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8.992cm" xlink:href=".." xlink:type="simple" chart:class="chart:scatter" chart:style-name="ch1">
        <chart:legend chart:legend-position="end" svg:x="13.016cm" svg:y="3.66cm" style:legend-expansion="high" chart:style-name="ch2"/>
        <chart:plot-area chart:style-name="ch3" table:cell-range-address="Tabelle4.B3:Tabelle4.E39" chart:data-source-has-labels="both" svg:x="0.77cm" svg:y="0.851cm" svg:width="11.606cm" svg:height="7.542cm">
          <chartooo:coordinate-region svg:x="1.391cm" svg:y="1.063cm" svg:width="10.798cm" svg:height="6.657cm"/>
          <chart:axis chart:dimension="x" chart:name="primary-x" chart:style-name="ch4" chartooo:axis-type="auto">
            <chart:categories table:cell-range-address="Tabelle4.B4:Tabelle4.B3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4.C4:Tabelle4.C39" chart:label-cell-address="Tabelle4.C3:Tabelle4.C3" chart:class="chart:scatter">
            <chart:domain table:cell-range-address="Tabelle4.B4:Tabelle4.B39"/>
            <chart:data-point chart:repeated="36"/>
          </chart:series>
          <chart:series chart:style-name="ch7" chart:values-cell-range-address="Tabelle4.D4:Tabelle4.D39" chart:label-cell-address="Tabelle4.D3:Tabelle4.D3" chart:class="chart:scatter">
            <chart:data-point chart:repeated="36"/>
          </chart:series>
          <chart:series chart:style-name="ch8" chart:values-cell-range-address="Tabelle4.E4:Tabelle4.E39" chart:label-cell-address="Tabelle4.E3:Tabelle4.E3" chart:class="chart:scatter">
            <chart:data-point chart:repeated="3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*2</text:p>
                <draw:g>
                  <svg:desc>Tabelle4.C3:Tabelle4.C3</svg:desc>
                </draw:g>
              </table:table-cell>
              <table:table-cell office:value-type="string">
                <text:p>sqrt(x*25)</text:p>
                <draw:g>
                  <svg:desc>Tabelle4.D3:Tabelle4.D3</svg:desc>
                </draw:g>
              </table:table-cell>
              <table:table-cell office:value-type="string">
                <text:p>log(x,2)*10</text:p>
                <draw:g>
                  <svg:desc>Tabelle4.E3:Tabelle4.E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Tabelle4.B4:Tabelle4.B39</svg:desc>
                </draw:g>
              </table:table-cell>
              <table:table-cell office:value-type="float" office:value="0">
                <text:p>0</text:p>
                <draw:g>
                  <svg:desc>Tabelle4.C4:Tabelle4.C39</svg:desc>
                </draw:g>
              </table:table-cell>
              <table:table-cell office:value-type="float" office:value="0">
                <text:p>0</text:p>
                <draw:g>
                  <svg:desc>Tabelle4.D4:Tabelle4.D39</svg:desc>
                </draw:g>
              </table:table-cell>
              <table:table-cell office:value-type="float" office:value="NaN">
                <text:p>NaN</text:p>
                <draw:g>
                  <svg:desc>Tabelle4.E4:Tabelle4.E39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7.07106781186548">
                <text:p>7.071067811865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6">
                <text:p>6</text:p>
              </table:table-cell>
              <table:table-cell office:value-type="float" office:value="8.66025403784439">
                <text:p>8.66025403784439</text:p>
              </table:table-cell>
              <table:table-cell office:value-type="float" office:value="15.8496250072116">
                <text:p>15.849625007211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.180339887499">
                <text:p>11.180339887499</text:p>
              </table:table-cell>
              <table:table-cell office:value-type="float" office:value="23.2192809488736">
                <text:p>23.219280948873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2.2474487139159">
                <text:p>12.2474487139159</text:p>
              </table:table-cell>
              <table:table-cell office:value-type="float" office:value="25.8496250072116">
                <text:p>25.849625007211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3.228756555323">
                <text:p>13.228756555323</text:p>
              </table:table-cell>
              <table:table-cell office:value-type="float" office:value="28.073549220576">
                <text:p>28.07354922057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14.142135623731">
                <text:p>14.14213562373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31.6992500144231">
                <text:p>31.699250014423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5.8113883008419">
                <text:p>15.8113883008419</text:p>
              </table:table-cell>
              <table:table-cell office:value-type="float" office:value="33.2192809488736">
                <text:p>33.219280948873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2">
                <text:p>22</text:p>
              </table:table-cell>
              <table:table-cell office:value-type="float" office:value="16.583123951777">
                <text:p>16.583123951777</text:p>
              </table:table-cell>
              <table:table-cell office:value-type="float" office:value="34.594316186373">
                <text:p>34.59431618637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17.3205080756888">
                <text:p>17.3205080756888</text:p>
              </table:table-cell>
              <table:table-cell office:value-type="float" office:value="35.8496250072116">
                <text:p>35.849625007211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6">
                <text:p>26</text:p>
              </table:table-cell>
              <table:table-cell office:value-type="float" office:value="18.0277563773199">
                <text:p>18.0277563773199</text:p>
              </table:table-cell>
              <table:table-cell office:value-type="float" office:value="37.0043971814109">
                <text:p>37.0043971814109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8">
                <text:p>28</text:p>
              </table:table-cell>
              <table:table-cell office:value-type="float" office:value="18.7082869338697">
                <text:p>18.7082869338697</text:p>
              </table:table-cell>
              <table:table-cell office:value-type="float" office:value="38.073549220576">
                <text:p>38.07354922057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19.3649167310371">
                <text:p>19.3649167310371</text:p>
              </table:table-cell>
              <table:table-cell office:value-type="float" office:value="39.0689059560852">
                <text:p>39.068905956085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2">
                <text:p>32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4">
                <text:p>34</text:p>
              </table:table-cell>
              <table:table-cell office:value-type="float" office:value="20.6155281280883">
                <text:p>20.6155281280883</text:p>
              </table:table-cell>
              <table:table-cell office:value-type="float" office:value="40.8746284125034">
                <text:p>40.874628412503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6">
                <text:p>36</text:p>
              </table:table-cell>
              <table:table-cell office:value-type="float" office:value="21.2132034355964">
                <text:p>21.2132034355964</text:p>
              </table:table-cell>
              <table:table-cell office:value-type="float" office:value="41.6992500144231">
                <text:p>41.6992500144231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21.7944947177034">
                <text:p>21.7944947177034</text:p>
              </table:table-cell>
              <table:table-cell office:value-type="float" office:value="42.4792751344359">
                <text:p>42.479275134435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22.3606797749979">
                <text:p>22.3606797749979</text:p>
              </table:table-cell>
              <table:table-cell office:value-type="float" office:value="43.2192809488736">
                <text:p>43.219280948873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22.9128784747792">
                <text:p>22.9128784747792</text:p>
              </table:table-cell>
              <table:table-cell office:value-type="float" office:value="43.9231742277876">
                <text:p>43.923174227787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44">
                <text:p>44</text:p>
              </table:table-cell>
              <table:table-cell office:value-type="float" office:value="23.4520787991171">
                <text:p>23.4520787991171</text:p>
              </table:table-cell>
              <table:table-cell office:value-type="float" office:value="44.594316186373">
                <text:p>44.594316186373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3.9791576165636">
                <text:p>23.9791576165636</text:p>
              </table:table-cell>
              <table:table-cell office:value-type="float" office:value="45.2356195605701">
                <text:p>45.2356195605701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48">
                <text:p>48</text:p>
              </table:table-cell>
              <table:table-cell office:value-type="float" office:value="24.4948974278318">
                <text:p>24.4948974278318</text:p>
              </table:table-cell>
              <table:table-cell office:value-type="float" office:value="45.8496250072116">
                <text:p>45.8496250072116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46.4385618977472">
                <text:p>46.438561897747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52">
                <text:p>52</text:p>
              </table:table-cell>
              <table:table-cell office:value-type="float" office:value="25.4950975679639">
                <text:p>25.4950975679639</text:p>
              </table:table-cell>
              <table:table-cell office:value-type="float" office:value="47.0043971814109">
                <text:p>47.0043971814109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54">
                <text:p>54</text:p>
              </table:table-cell>
              <table:table-cell office:value-type="float" office:value="25.9807621135332">
                <text:p>25.9807621135332</text:p>
              </table:table-cell>
              <table:table-cell office:value-type="float" office:value="47.5488750216347">
                <text:p>47.548875021634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56">
                <text:p>56</text:p>
              </table:table-cell>
              <table:table-cell office:value-type="float" office:value="26.4575131106459">
                <text:p>26.4575131106459</text:p>
              </table:table-cell>
              <table:table-cell office:value-type="float" office:value="48.073549220576">
                <text:p>48.07354922057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58">
                <text:p>58</text:p>
              </table:table-cell>
              <table:table-cell office:value-type="float" office:value="26.9258240356725">
                <text:p>26.9258240356725</text:p>
              </table:table-cell>
              <table:table-cell office:value-type="float" office:value="48.5798099512757">
                <text:p>48.579809951275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0">
                <text:p>60</text:p>
              </table:table-cell>
              <table:table-cell office:value-type="float" office:value="27.3861278752583">
                <text:p>27.3861278752583</text:p>
              </table:table-cell>
              <table:table-cell office:value-type="float" office:value="49.0689059560852">
                <text:p>49.068905956085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62">
                <text:p>62</text:p>
              </table:table-cell>
              <table:table-cell office:value-type="float" office:value="27.8388218141501">
                <text:p>27.8388218141501</text:p>
              </table:table-cell>
              <table:table-cell office:value-type="float" office:value="49.5419631038688">
                <text:p>49.541963103868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64">
                <text:p>64</text:p>
              </table:table-cell>
              <table:table-cell office:value-type="float" office:value="28.2842712474619">
                <text:p>28.284271247461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66">
                <text:p>66</text:p>
              </table:table-cell>
              <table:table-cell office:value-type="float" office:value="28.7228132326901">
                <text:p>28.7228132326901</text:p>
              </table:table-cell>
              <table:table-cell office:value-type="float" office:value="50.4439411935845">
                <text:p>50.4439411935845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68">
                <text:p>68</text:p>
              </table:table-cell>
              <table:table-cell office:value-type="float" office:value="29.1547594742265">
                <text:p>29.1547594742265</text:p>
              </table:table-cell>
              <table:table-cell office:value-type="float" office:value="50.8746284125034">
                <text:p>50.8746284125034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70">
                <text:p>70</text:p>
              </table:table-cell>
              <table:table-cell office:value-type="float" office:value="29.5803989154981">
                <text:p>29.5803989154981</text:p>
              </table:table-cell>
              <table:table-cell office:value-type="float" office:value="51.2928301694497">
                <text:p>51.29283016944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